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4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0.9646in"/>
    </style:style>
    <style:style style:name="co6" style:family="table-column">
      <style:table-column-properties fo:break-before="auto" style:column-width="4.2882in"/>
    </style:style>
    <style:style style:name="co7" style:family="table-column">
      <style:table-column-properties fo:break-before="auto" style:column-width="1.5362in"/>
    </style:style>
    <style:style style:name="co8" style:family="table-column">
      <style:table-column-properties fo:break-before="auto" style:column-width="0.7028in"/>
    </style:style>
    <style:style style:name="co9" style:family="table-column">
      <style:table-column-properties fo:break-before="auto" style:column-width="0.9764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5.3484in"/>
    </style:style>
    <style:style style:name="ro1" style:family="table-row">
      <style:table-row-properties style:row-height="0.25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2035in" fo:break-before="auto" style:use-optimal-row-height="true"/>
    </style:style>
    <style:style style:name="ro8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5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Gnumeric-default">
      <style:table-cell-properties fo:background-color="transparent"/>
      <style:text-properties style:font-name="arial"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style:font-name="arial" style:font-name-asian="Droid Sans" style:font-name-complex="FreeSans1"/>
    </style:style>
    <style:style style:name="ce12" style:family="table-cell" style:parent-style-name="Gnumeric-default">
      <style:table-cell-properties fo:background-color="transparent"/>
      <style:text-properties style:use-window-font-color="true" style:font-name="arial" fo:font-weight="normal" style:font-name-asian="Droid Sans" style:font-weight-asian="normal" style:font-name-complex="FreeSans1" style:font-weight-complex="normal"/>
    </style:style>
    <style:style style:name="ce13" style:family="table-cell" style:parent-style-name="Default" style:data-style-name="N104"/>
    <style:style style:name="ce14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4">
      <style:table-cell-properties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9" style:family="table-cell" style:parent-style-name="Default" style:data-style-name="N104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Gnumeric-default">
      <style:table-cell-properties fo:background-color="transparent"/>
      <style:text-properties style:font-name="Arial1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25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26" style:family="table-cell" style:parent-style-name="Default">
      <style:table-cell-properties fo:background-color="transparent"/>
      <style:text-properties style:use-window-font-color="true" style:font-name="arial"/>
    </style:style>
    <style:style style:name="ce27" style:family="table-cell" style:parent-style-name="Default">
      <style:table-cell-properties fo:background-color="transparent"/>
      <style:text-properties style:font-name="arial"/>
    </style:style>
    <style:style style:name="ce2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9" style:family="table-cell" style:parent-style-name="Default" style:data-style-name="N37">
      <style:text-properties style:font-name="arial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/>
    </style:style>
    <style:style style:name="ce31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32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38" style:family="table-cell" style:parent-style-name="Gnumeric-default">
      <style:table-cell-properties style:text-align-source="fix" style:repeat-content="false" fo:background-color="transparent" fo:wrap-option="no-wrap" fo:border="0.74pt solid #c0c0c0"/>
      <style:paragraph-properties fo:text-align="start" fo:margin-left="0in"/>
      <style:text-properties fo:color="#000000" style:font-name="Arial" fo:font-style="normal" fo:font-weight="normal" style:font-weight-asian="normal" style:font-weight-complex="normal"/>
    </style:style>
    <style:style style:name="ce39" style:family="table-cell" style:parent-style-name="Gnumeric-default">
      <style:table-cell-properties style:text-align-source="fix" style:repeat-content="false" fo:background-color="transparent" fo:wrap-option="no-wrap" fo:border="0.74pt solid #c0c0c0"/>
      <style:paragraph-properties fo:text-align="start" fo:margin-left="0in"/>
      <style:text-properties style:use-window-font-color="true" style:text-line-through-style="none" style:text-line-through-type="none" style:font-name="arial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start" fo:margin-left="0in"/>
      <style:text-properties style:use-window-font-color="true" style:text-line-through-style="none" style:text-line-through-type="none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3" style:family="table-cell" style:parent-style-name="Default">
      <style:table-cell-properties fo:background-color="#ffff00" style:text-align-source="fix" style:repeat-content="false" fo:wrap-option="no-wrap" fo:border="0.74pt solid #c0c0c0"/>
      <style:paragraph-properties fo:text-align="start" fo:margin-left="0in"/>
      <style:text-properties style:use-window-font-color="true" style:text-line-through-style="none" style:text-line-through-type="none"/>
    </style:style>
    <style:style style:name="ce44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start" fo:margin-left="0in"/>
    </style:style>
    <style:style style:name="ce45" style:family="table-cell" style:parent-style-name="Default">
      <style:table-cell-properties style:text-align-source="fix" style:repeat-content="false" fo:wrap-option="no-wrap" fo:border="0.74pt solid #c0c0c0"/>
      <style:paragraph-properties fo:text-align="start" fo:margin-left="0in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/>
    </style:style>
    <style:style style:name="ce47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8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9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0" style:family="table-cell" style:parent-style-name="Default">
      <style:table-cell-properties fo:background-color="#cccc00" fo:wrap-option="no-wrap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51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5" style:family="table-cell" style:parent-style-name="Gnumeric-default">
      <style:table-cell-properties fo:background-color="transparent" fo:wrap-option="no-wrap" fo:border="0.74pt solid #c0c0c0"/>
      <style:text-properties fo:color="#000000" style:font-name="arial" fo:font-weight="normal" style:font-weight-asian="normal" style:font-weight-complex="normal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7" style:family="table-cell" style:parent-style-name="Gnumeric-default">
      <style:table-cell-properties fo:background-color="transparent" fo:wrap-option="no-wrap" fo:border="0.74pt solid #c0c0c0"/>
      <style:text-properties fo:color="#000000" style:font-name="Arial" fo:font-style="normal" fo:font-weight="normal" style:font-weight-asian="normal" style:font-weight-complex="normal"/>
    </style:style>
    <style:style style:name="ce58" style:family="table-cell" style:parent-style-name="Gnumeric-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/>
    </style:style>
    <style:style style:name="ce59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fo:font-size="10pt" style:font-name-asian="Droid Sans" style:font-name-complex="FreeSans1"/>
    </style:style>
    <style:style style:name="ce6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61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/>
    </style:style>
    <style:style style:name="ce6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6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6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65" style:family="table-cell" style:parent-style-name="Default">
      <style:table-cell-properties fo:background-color="#ffff00" fo:wrap-option="no-wrap" fo:border="0.74pt solid #c0c0c0"/>
      <style:text-properties style:use-window-font-color="true" style:text-line-through-style="none" style:text-line-through-type="none"/>
    </style:style>
    <style:style style:name="ce66" style:family="table-cell" style:parent-style-name="Default">
      <style:table-cell-properties fo:wrap-option="no-wrap" fo:border="0.74pt solid #c0c0c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no-wrap" fo:border="0.74pt solid #c0c0c0"/>
    </style:style>
    <style:style style:name="ce68" style:family="table-cell" style:parent-style-name="Default">
      <style:table-cell-properties fo:background-color="#cccc00" fo:wrap-option="no-wrap" fo:border="0.74pt solid #c0c0c0"/>
      <style:text-properties style:use-window-font-color="true" style:text-line-through-style="none" style:text-line-through-type="none" style:font-name="Arial" style:font-name-asian="Droid Sans" style:font-name-complex="FreeSans1"/>
    </style:style>
    <style:style style:name="ce69" style:family="table-cell" style:parent-style-name="Default">
      <style:table-cell-properties fo:background-color="transparent" fo:wrap-option="no-wrap" fo:border="0.74pt solid #c0c0c0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70" style:family="table-cell" style:parent-style-name="Gnumeric-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style:font-name-asian="Droid Sans" style:font-name-complex="FreeSans1"/>
    </style:style>
    <style:style style:name="ce71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fo:font-size="10pt" fo:font-style="normal" fo:font-weight="normal"/>
    </style:style>
    <style:style style:name="ce72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fo:font-size="10pt"/>
    </style:style>
    <style:style style:name="ce7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7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style:font-name-asian="Droid Sans" style:font-name-complex="FreeSans1"/>
    </style:style>
    <style:style style:name="ce78" style:family="table-cell" style:parent-style-name="Default">
      <style:table-cell-properties fo:background-color="transparent" fo:wrap-option="no-wrap" fo:border="0.74pt solid #c0c0c0"/>
    </style:style>
    <style:style style:name="ce79" style:family="table-cell" style:parent-style-name="Default">
      <style:table-cell-properties fo:background-color="#ff0000" fo:wrap-option="no-wrap" fo:border="0.74pt solid #c0c0c0"/>
    </style:style>
    <style:style style:name="ce80" style:family="table-cell" style:parent-style-name="Default">
      <style:table-cell-properties fo:background-color="#cccc00" fo:wrap-option="no-wrap" fo:border="0.74pt solid #c0c0c0"/>
    </style:style>
    <style:style style:name="ce81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2" style:family="table-cell" style:parent-style-name="Default">
      <style:table-cell-properties fo:background-color="#cccc00" style:text-align-source="fix" style:repeat-content="false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83" style:family="table-cell" style:parent-style-name="Default">
      <style:table-cell-properties fo:background-color="#cccc00" style:text-align-source="fix" style:repeat-content="false" fo:wrap-option="no-wrap" fo:border="0.74pt solid #c0c0c0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8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88" style:family="table-cell" style:parent-style-name="Gnumeric-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color="#000000" style:font-name="Arial" fo:font-style="normal" fo:font-weight="normal" style:font-weight-asian="normal" style:font-weight-complex="normal"/>
    </style:style>
    <style:style style:name="ce89" style:family="table-cell" style:parent-style-name="Gnumeric-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 style:font-name="arial"/>
    </style:style>
    <style:style style:name="ce90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 style:font-name="arial" fo:font-size="10pt"/>
    </style:style>
    <style:style style:name="ce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 style:font-name="arial"/>
    </style:style>
    <style:style style:name="ce93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 style:font-name="Arial" fo:font-style="normal" fo:font-weight="normal" style:font-weight-asian="normal" style:font-weight-complex="normal"/>
    </style:style>
    <style:style style:name="ce9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5" style:family="table-cell" style:parent-style-name="Default">
      <style:table-cell-properties fo:background-color="#ffff00" style:text-align-source="fix" style:repeat-content="false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96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</style:style>
    <style:style style:name="ce97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in"/>
    </style:style>
    <style:style style:name="ce98" style:family="table-cell" style:parent-style-name="Default" style:data-style-name="N100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100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100" style:family="table-cell" style:parent-style-name="Gnumeric-default" style:data-style-name="N100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color="#000000" style:font-name="Arial" fo:font-style="normal" fo:font-weight="normal" style:font-weight-asian="normal" style:font-weight-complex="normal"/>
    </style:style>
    <style:style style:name="ce101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in"/>
      <style:text-properties style:font-name="FreeSans" fo:font-size="10pt" style:font-size-asian="10pt" style:font-size-complex="10pt"/>
    </style:style>
    <style:style style:name="ce103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6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07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color="#000000" fo:font-weight="normal" style:font-weight-asian="normal" style:font-weight-complex="normal"/>
    </style:style>
    <style:style style:name="ce108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font-weight="normal" style:font-weight-asian="normal" style:font-weight-complex="normal"/>
    </style:style>
    <style:style style:name="ce109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in"/>
      <style:text-properties style:font-name="FreeSans"/>
    </style:style>
    <style:style style:name="ce110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111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in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in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1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6" style:family="table-cell" style:parent-style-name="Default" style:data-style-name="N0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8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/>
    </style:style>
    <style:style style:name="ce119" style:family="table-cell" style:parent-style-name="Default" style:data-style-name="N104">
      <style:table-cell-properties fo:background-color="#cccc00" style:text-align-source="fix" style:repeat-content="false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20" style:family="table-cell" style:parent-style-name="Default" style:data-style-name="N104">
      <style:table-cell-properties fo:background-color="#cccc00" style:text-align-source="fix" style:repeat-content="false" fo:wrap-option="no-wrap" fo:border="0.74pt solid #c0c0c0"/>
      <style:paragraph-properties fo:text-align="center" fo:margin-left="0in"/>
    </style:style>
    <style:style style:name="ce121" style:family="table-cell" style:parent-style-name="Default" style:data-style-name="N104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22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3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4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26" style:family="table-cell" style:parent-style-name="Gnumeric-default" style:data-style-name="N104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font-name="Arial" fo:font-style="normal" fo:font-weight="normal" style:font-weight-asian="normal" style:font-weight-complex="normal"/>
    </style:style>
    <style:style style:name="ce127" style:family="table-cell" style:parent-style-name="Gnumeric-default" style:data-style-name="N104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 style:font-name="arial"/>
    </style:style>
    <style:style style:name="ce128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29" style:family="table-cell" style:parent-style-name="Default" style:data-style-name="N104">
      <style:table-cell-properties style:text-align-source="fix" style:repeat-content="false" fo:background-color="transparent" fo:wrap-option="no-wrap" fo:border="0.74pt solid #c0c0c0" fo:padding="0.028in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fo:font-weight="normal" style:font-weight-asian="normal" style:font-weight-complex="normal"/>
    </style:style>
    <style:style style:name="ce130" style:family="table-cell" style:parent-style-name="Default" style:data-style-name="N104">
      <style:table-cell-properties style:text-align-source="fix" style:repeat-content="false" fo:background-color="transparent" fo:wrap-option="no-wrap" fo:border="0.74pt solid #c0c0c0" fo:padding="0.028in"/>
      <style:paragraph-properties fo:text-align="center" fo:margin-left="0in"/>
      <style:text-properties style:use-window-font-color="true" style:text-line-through-style="none" style:text-line-through-type="none" style:font-name="arial" fo:font-size="10pt" fo:font-weight="normal" style:font-weight-asian="normal" style:font-weight-complex="normal"/>
    </style:style>
    <style:style style:name="ce131" style:family="table-cell" style:parent-style-name="Default" style:data-style-name="N104">
      <style:table-cell-properties fo:background-color="#ffff00" style:text-align-source="fix" style:repeat-content="false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32" style:family="table-cell" style:parent-style-name="Default" style:data-style-name="N104">
      <style:table-cell-properties style:text-align-source="fix" style:repeat-content="false" fo:background-color="transparent" fo:wrap-option="no-wrap" fo:border="0.74pt solid #c0c0c0"/>
      <style:paragraph-properties fo:text-align="center" fo:margin-left="0in"/>
    </style:style>
    <style:style style:name="ce133" style:family="table-cell" style:parent-style-name="Default" style:data-style-name="N104">
      <style:table-cell-properties style:text-align-source="fix" style:repeat-content="false" fo:wrap-option="no-wrap" fo:border="0.74pt solid #c0c0c0"/>
      <style:paragraph-properties fo:text-align="center" fo:margin-left="0in"/>
    </style:style>
    <style:style style:name="ce13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5" style:family="table-cell" style:parent-style-name="Default" style:data-style-name="N123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36" style:family="table-cell" style:parent-style-name="Default" style:data-style-name="N123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3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9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2" style:family="table-cell" style:parent-style-name="Default" style:data-style-name="N15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 style:font-style-asian="normal" style:font-style-complex="normal"/>
    </style:style>
    <style:style style:name="ce144" style:family="table-cell" style:parent-style-name="Default" style:data-style-name="N1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45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46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47" style:family="table-cell" style:parent-style-name="Default" style:data-style-name="N1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48" style:family="table-cell" style:parent-style-name="Default" style:data-style-name="N1">
      <style:table-cell-properties fo:background-color="#ffff00" style:text-align-source="fix" style:repeat-content="false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49" style:family="table-cell" style:parent-style-name="Default" style:data-style-name="N1">
      <style:table-cell-properties style:text-align-source="fix" style:repeat-content="false" fo:wrap-option="no-wrap" fo:border="0.74pt solid #c0c0c0"/>
      <style:paragraph-properties fo:text-align="center" fo:margin-left="0in"/>
    </style:style>
    <style:style style:name="ce150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51" style:family="table-cell" style:parent-style-name="Default" style:data-style-name="N158">
      <style:table-cell-properties fo:background-color="#cccc00" style:text-align-source="fix" style:repeat-content="false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52" style:family="table-cell" style:parent-style-name="Default" style:data-style-name="N37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color="#000000" style:font-name="FreeSans" fo:font-size="10pt" fo:font-weight="normal" style:font-size-asian="10pt" style:font-weight-asian="normal" style:font-size-complex="10pt" style:font-weight-complex="normal"/>
    </style:style>
    <style:style style:name="ce153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54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</style:style>
    <style:style style:name="ce155" style:family="table-cell" style:parent-style-name="Default" style:data-style-name="N21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5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5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/>
    </style:style>
    <style:style style:name="ce159" style:family="table-cell" style:parent-style-name="Default" style:data-style-name="N37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60" style:family="table-cell" style:parent-style-name="Default" style:data-style-name="N37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61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62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in"/>
    </style:style>
    <style:style style:name="ce163" style:family="table-cell" style:parent-style-name="Default" style:data-style-name="N37">
      <style:table-cell-properties style:text-align-source="fix" style:repeat-content="false" fo:wrap-option="no-wrap" fo:border="0.74pt solid #c0c0c0"/>
      <style:paragraph-properties fo:text-align="center" fo:margin-left="0in"/>
    </style:style>
    <style:style style:name="ce16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65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66" style:family="table-cell" style:parent-style-name="Default" style:data-style-name="N37">
      <style:table-cell-properties style:text-align-source="fix" style:repeat-content="false" fo:background-color="transparent" fo:wrap-option="no-wrap" fo:border="0.74pt solid #c0c0c0"/>
      <style:paragraph-properties fo:text-align="center" fo:margin-left="0in"/>
    </style:style>
    <style:style style:name="ce16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 style:font-style-asian="normal" style:font-style-complex="normal"/>
    </style:style>
    <style:style style:name="ce168" style:family="table-cell" style:parent-style-name="Default" style:data-style-name="N4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6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17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171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172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73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use-window-font-color="true" style:text-line-through-style="none" style:text-line-through-type="none"/>
    </style:style>
    <style:style style:name="ce174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</style:style>
    <style:style style:name="ce175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use-window-font-color="true" style:text-line-through-style="none" style:text-line-through-type="none" style:font-name="Liberation Sans" fo:font-size="10pt" style:font-size-asian="10pt" style:font-size-complex="10pt"/>
    </style:style>
    <style:style style:name="ce176" style:family="table-cell" style:parent-style-name="Default">
      <style:table-cell-properties fo:background-color="#cccc00" fo:wrap-option="no-wrap" fo:border="0.74pt solid #c0c0c0"/>
      <style:text-properties style:use-window-font-color="true" style:text-line-through-style="none" style:text-line-through-type="none"/>
    </style:style>
    <style:style style:name="ce177" style:family="table-cell" style:parent-style-name="Default">
      <style:table-cell-properties fo:background-color="transparent" fo:wrap-option="no-wrap" fo:border="0.74pt solid #c0c0c0"/>
      <style:text-properties fo:color="#000000" fo:font-weight="normal" style:font-weight-asian="normal" style:font-weight-complex="normal"/>
    </style:style>
    <style:style style:name="ce178" style:family="table-cell" style:parent-style-name="Default">
      <style:table-cell-properties fo:background-color="transparent" fo:wrap-option="no-wrap" fo:border="0.74pt solid #c0c0c0"/>
      <style:text-properties fo:color="#000000" style:font-name="Arial1" fo:font-weight="normal" style:font-weight-asian="normal" style:font-weight-complex="normal"/>
    </style:style>
    <style:style style:name="ce179" style:family="table-cell" style:parent-style-name="Default">
      <style:table-cell-properties fo:background-color="transparent" fo:wrap-option="no-wrap" fo:border="0.74pt solid #c0c0c0"/>
      <style:text-properties fo:color="#000000" style:font-name="arial" fo:font-weight="normal" style:font-weight-asian="normal" style:font-weight-complex="normal"/>
    </style:style>
    <style:style style:name="ce180" style:family="table-cell" style:parent-style-name="Gnumeric-default">
      <style:table-cell-properties fo:background-color="transparent" fo:wrap-option="no-wrap" fo:border="0.74pt solid #c0c0c0"/>
      <style:text-properties fo:color="#000000" style:font-name="Arial1" fo:font-weight="normal" style:font-weight-asian="normal" style:font-weight-complex="normal"/>
    </style:style>
    <style:style style:name="ce18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T1" style:family="text">
      <style:text-properties style:font-name="FreeSans" style:text-emphasize="none" fo:font-size="10pt" style:text-underline-style="none" style:text-underline-color="font-color" style:text-line-through-type="none" fo:font-style="normal" style:text-outline="false" fo:text-shadow="none" style:letter-kerning="true" style:font-size-asian="10pt" style:font-size-complex="10pt" style:font-weight-asian="bold" style:font-weight-complex="bold" style:font-style-asian="normal" style:font-style-complex="normal" fo:color="#000000"/>
    </style:style>
    <style:style style:name="T2" style:family="text">
      <style:text-properties style:font-name="FreeSans" style:text-emphasize="none" fo:font-size="10pt" style:text-underline-style="none" style:text-underline-color="font-color" style:text-line-through-type="none" fo:font-style="normal" style:text-outline="false" fo:text-shadow="none" style:letter-kerning="true" style:font-size-asian="10pt" style:font-size-complex="10pt" style:font-style-asian="normal" style:font-style-complex="normal" fo:color="#000000" style:font-weight-asian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13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AO-Hex Printhead v0.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AO Part No</text:p>
          </table:table-cell>
          <table:table-cell table:style-name="ce14" office:value-type="string" calcext:value-type="string">
            <text:p>Cost per</text:p>
          </table:table-cell>
          <table:table-cell table:style-name="ce2" office:value-type="string" calcext:value-type="string">
            <text:p>Cost total</text:p>
          </table:table-cell>
          <table:table-cell table:style-name="ce2" table:number-columns-repeated="1018"/>
        </table:table-row>
        <table:table-row table:style-name="ro2">
          <table:table-cell office:value-type="string" calcext:value-type="string">
            <text:p>Hextruder Block (bod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/>
          <table:table-cell office:value-type="currency" office:currency="USD" office:value="4.01" calcext:value-type="currency">
            <text:p>$4.01</text:p>
          </table:table-cell>
          <table:table-cell table:style-name="ce13" table:formula="of:=[.E4]*[.B4]" office:value-type="currency" office:currency="USD" office:value="4.01" calcext:value-type="currency">
            <text:p>$4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bone small g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0.34" calcext:value-type="currency">
            <text:p>$0.34</text:p>
          </table:table-cell>
          <table:table-cell table:style-name="ce13" table:formula="of:=[.E5]*[.B5]" office:value-type="currency" office:currency="USD" office:value="0.34" calcext:value-type="currency">
            <text:p>$0.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bone large g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2.34" calcext:value-type="currency">
            <text:p>$2.34</text:p>
          </table:table-cell>
          <table:table-cell table:style-name="ce13" table:formula="of:=[.E6]*[.B6]" office:value-type="currency" office:currency="USD" office:value="2.34" calcext:value-type="currency">
            <text:p>$2.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loaded bearing wash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060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13" table:formula="of:=[.E7]*[.B7]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bbed Bolt M8x50 26mm offs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108</text:p>
          </table:table-cell>
          <table:table-cell office:value-type="currency" office:currency="USD" office:value="5.5" calcext:value-type="currency">
            <text:p>$5.50</text:p>
          </table:table-cell>
          <table:table-cell table:style-name="ce13" table:formula="of:=[.E8]*[.B8]" office:value-type="currency" office:currency="USD" office:value="5.5" calcext:value-type="currency">
            <text:p>$5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0.26" calcext:value-type="currency">
            <text:p>$0.26</text:p>
          </table:table-cell>
          <table:table-cell table:style-name="ce13" table:formula="of:=[.E9]*[.B9]" office:value-type="currency" office:currency="USD" office:value="0.26" calcext:value-type="currency">
            <text:p>$0.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idler blo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059</text:p>
          </table:table-cell>
          <table:table-cell office:value-type="currency" office:currency="USD" office:value="0.9" calcext:value-type="currency">
            <text:p>$0.90</text:p>
          </table:table-cell>
          <table:table-cell table:style-name="ce13" table:formula="of:=[.E10]*[.B10]" office:value-type="currency" office:currency="USD" office:value="0.9" calcext:value-type="currency">
            <text:p>$0.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tor wires -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-HR0016-2</text:p>
          </table:table-cell>
          <table:table-cell office:value-type="currency" office:currency="USD" office:value="13.72" calcext:value-type="currency">
            <text:p>$13.72</text:p>
          </table:table-cell>
          <table:table-cell table:style-name="ce13" table:formula="of:=[.E11]*[.B11]" office:value-type="currency" office:currency="USD" office:value="13.72" calcext:value-type="currency">
            <text:p>$13.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mm smooth rod x 18-19mm, Stainless Stee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RD0004</text:p>
          </table:table-cell>
          <table:table-cell office:value-type="currency" office:currency="USD" office:value="4.73" calcext:value-type="currency">
            <text:p>$4.73</text:p>
          </table:table-cell>
          <table:table-cell table:style-name="ce13" table:formula="of:=[.E12]*[.B12]" office:value-type="currency" office:currency="USD" office:value="4.73" calcext:value-type="currency">
            <text:p>$4.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08 Bea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eds to be sealed type</text:p>
          </table:table-cell>
          <table:table-cell office:value-type="string" calcext:value-type="string">
            <text:p>HD-MS0013</text:p>
          </table:table-cell>
          <table:table-cell office:value-type="currency" office:currency="USD" office:value="0.45" calcext:value-type="currency">
            <text:p>$0.45</text:p>
          </table:table-cell>
          <table:table-cell table:style-name="ce13" table:formula="of:=[.E13]*[.B13]" office:value-type="currency" office:currency="USD" office:value="1.35" calcext:value-type="currency">
            <text:p>$1.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comp spring – music wir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MS0027</text:p>
          </table:table-cell>
          <table:table-cell office:value-type="currency" office:currency="USD" office:value="0.22" calcext:value-type="currency">
            <text:p>$0.22</text:p>
          </table:table-cell>
          <table:table-cell table:style-name="ce13" table:formula="of:=[.E14]*[.B14]" office:value-type="currency" office:currency="USD" office:value="0.44" calcext:value-type="currency">
            <text:p>$0.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set scre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012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13" table:formula="of:=[.E15]*[.B15]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12mm SCH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BT0039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13" table:formula="of:=[.E16]*[.B16]" office:value-type="currency" office:currency="USD" office:value="0.0468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25 S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041</text:p>
          </table:table-cell>
          <table:table-cell office:value-type="currency" office:currency="USD" office:value="0.025" calcext:value-type="currency">
            <text:p>$0.03</text:p>
          </table:table-cell>
          <table:table-cell table:style-name="ce13" table:formula="of:=[.E17]*[.B17]" office:value-type="currency" office:currency="USD" office:value="0.025" calcext:value-type="currency">
            <text:p>$0.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washe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D-WA0001</text:p>
          </table:table-cell>
          <table:table-cell office:value-type="currency" office:currency="USD" office:value="0.0017" calcext:value-type="currency">
            <text:p>$0.00</text:p>
          </table:table-cell>
          <table:table-cell table:style-name="ce13" table:formula="of:=[.E18]*[.B18]" office:value-type="currency" office:currency="USD" office:value="0.0085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Nu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04</text:p>
          </table:table-cell>
          <table:table-cell office:value-type="currency" office:currency="USD" office:value="0.0092" calcext:value-type="currency">
            <text:p>$0.01</text:p>
          </table:table-cell>
          <table:table-cell table:style-name="ce13" table:formula="of:=[.E19]*[.B19]" office:value-type="currency" office:currency="USD" office:value="0.0184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x55 SC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BT0052</text:p>
          </table:table-cell>
          <table:table-cell office:value-type="currency" office:currency="USD" office:value="0.0783" calcext:value-type="currency">
            <text:p>$0.08</text:p>
          </table:table-cell>
          <table:table-cell table:style-name="ce13" table:formula="of:=[.E20]*[.B20]" office:value-type="currency" office:currency="USD" office:value="0.1566" calcext:value-type="currency">
            <text:p>$0.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 plastic thumbscrew for M4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MS0031</text:p>
          </table:table-cell>
          <table:table-cell office:value-type="currency" office:currency="USD" office:value="0.0952" calcext:value-type="currency">
            <text:p>$0.10</text:p>
          </table:table-cell>
          <table:table-cell table:style-name="ce13" table:formula="of:=[.E21]*[.B21]" office:value-type="currency" office:currency="USD" office:value="0.1904" calcext:value-type="currency">
            <text:p>$0.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Nut, Zinc Plated Ste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11</text:p>
          </table:table-cell>
          <table:table-cell office:value-type="currency" office:currency="USD" office:value="0.0048" calcext:value-type="currency">
            <text:p>$0.00</text:p>
          </table:table-cell>
          <table:table-cell table:style-name="ce13" table:formula="of:=[.E22]*[.B22]" office:value-type="currency" office:currency="USD" office:value="0.009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Wash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WA0005</text:p>
          </table:table-cell>
          <table:table-cell office:value-type="currency" office:currency="USD" office:value="0.0034" calcext:value-type="currency">
            <text:p>$0.00</text:p>
          </table:table-cell>
          <table:table-cell table:style-name="ce13" table:formula="of:=[.E23]*[.B23]" office:value-type="currency" office:currency="USD" office:value="0.013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Nyloc Nu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NT0002</text:p>
          </table:table-cell>
          <table:table-cell office:value-type="currency" office:currency="USD" office:value="0.0547" calcext:value-type="currency">
            <text:p>$0.05</text:p>
          </table:table-cell>
          <table:table-cell table:style-name="ce13" table:formula="of:=[.E24]*[.B24]" office:value-type="currency" office:currency="USD" office:value="0.0547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Washer, zinc plated stee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D-WA0006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13" table:formula="of:=[.E25]*[.B25]" office:value-type="currency" office:currency="USD" office:value="0.0351" calcext:value-type="currency">
            <text:p>$0.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Shim Washer, 0.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WA0008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13" table:formula="of:=[.E26]*[.B26]" office:value-type="currency" office:currency="USD" office:value="0.05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Shim Washer, 1.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WA0009</text:p>
          </table:table-cell>
          <table:table-cell office:value-type="currency" office:currency="USD" office:value="0.06" calcext:value-type="currency">
            <text:p>$0.06</text:p>
          </table:table-cell>
          <table:table-cell table:style-name="ce13" table:formula="of:=[.E27]*[.B27]" office:value-type="currency" office:currency="USD" office:value="0.06" calcext:value-type="currency">
            <text:p>$0.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xtruder Mount, TA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/>
          <table:table-cell office:value-type="currency" office:currency="USD" office:value="6.5" calcext:value-type="currency">
            <text:p>$6.50</text:p>
          </table:table-cell>
          <table:table-cell table:style-name="ce13" table:formula="of:=[.E28]*[.B28]" office:value-type="currency" office:currency="USD" office:value="6.5" calcext:value-type="currency">
            <text:p>$6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 M3 heatset in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MS0030</text:p>
          </table:table-cell>
          <table:table-cell office:value-type="currency" office:currency="USD" office:value="0.0732" calcext:value-type="currency">
            <text:p>$0.07</text:p>
          </table:table-cell>
          <table:table-cell table:style-name="ce13" table:formula="of:=[.E29]*[.B29]" office:value-type="currency" office:currency="USD" office:value="0.2928" calcext:value-type="currency">
            <text:p>$0.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Nut, Zinc Plated Ste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11</text:p>
          </table:table-cell>
          <table:table-cell office:value-type="currency" office:currency="USD" office:value="0.0048" calcext:value-type="currency">
            <text:p>$0.00</text:p>
          </table:table-cell>
          <table:table-cell table:style-name="ce13" table:formula="of:=[.E30]*[.B30]" office:value-type="currency" office:currency="USD" office:value="0.009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washer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WA0005</text:p>
          </table:table-cell>
          <table:table-cell office:value-type="currency" office:currency="USD" office:value="0.0034" calcext:value-type="currency">
            <text:p>$0.00</text:p>
          </table:table-cell>
          <table:table-cell table:style-name="ce13" table:formula="of:=[.E31]*[.B31]" office:value-type="currency" office:currency="USD" office:value="0.0068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x20 SC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BT0010</text:p>
          </table:table-cell>
          <table:table-cell office:value-type="currency" office:currency="USD" office:value="0.0362" calcext:value-type="currency">
            <text:p>$0.04</text:p>
          </table:table-cell>
          <table:table-cell table:style-name="ce13" table:formula="of:=[.E32]*[.B32]" office:value-type="currency" office:currency="USD" office:value="0.0724" calcext:value-type="currency">
            <text:p>$0.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bel, Extruder E-step Numb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C-LB0017</text:p>
          </table:table-cell>
          <table:table-cell office:value-type="currency" office:currency="USD" office:value="1" calcext:value-type="currency">
            <text:p>$1.00</text:p>
          </table:table-cell>
          <table:table-cell table:style-name="ce13" table:formula="of:=[.E33]*[.B33]" office:value-type="currency" office:currency="USD" office:value="1" calcext:value-type="currency">
            <text:p>$1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Fan Mount v1.0, TA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153</text:p>
          </table:table-cell>
          <table:table-cell office:value-type="currency" office:currency="USD" office:value="1.12" calcext:value-type="currency">
            <text:p>$1.12</text:p>
          </table:table-cell>
          <table:table-cell table:style-name="ce13" table:formula="of:=[.E34]*[.B34]" office:value-type="currency" office:currency="USD" office:value="1.12" calcext:value-type="currency">
            <text:p>$1.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 M3 heatset in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MS0030</text:p>
          </table:table-cell>
          <table:table-cell office:value-type="currency" office:currency="USD" office:value="0.0732" calcext:value-type="currency">
            <text:p>$0.07</text:p>
          </table:table-cell>
          <table:table-cell table:style-name="ce13" table:formula="of:=[.E35]*[.B35]" office:value-type="currency" office:currency="USD" office:value="0.2928" calcext:value-type="currency">
            <text:p>$0.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2 or 24V DC fan, 40x40x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PN's</text:p>
          </table:table-cell>
          <table:table-cell office:value-type="currency" office:currency="USD" office:value="2.5" calcext:value-type="currency">
            <text:p>$2.50</text:p>
          </table:table-cell>
          <table:table-cell table:style-name="ce13" table:formula="of:=[.E36]*[.B36]" office:value-type="currency" office:currency="USD" office:value="2.5" calcext:value-type="currency">
            <text:p>$2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e pin, 24-30AWG tin crim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-MS0058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13" table:formula="of:=[.E37]*[.B37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e 2 pin connector hous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MP0059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13" table:formula="of:=[.E38]*[.B38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wash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WA0001</text:p>
          </table:table-cell>
          <table:table-cell office:value-type="currency" office:currency="USD" office:value="0.0017" calcext:value-type="currency">
            <text:p>$0.00</text:p>
          </table:table-cell>
          <table:table-cell table:style-name="ce13" table:formula="of:=[.E39]*[.B39]" office:value-type="currency" office:currency="USD" office:value="0.0034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12mm SCH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D-BT0039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13" table:formula="of:=[.E40]*[.B40]" office:value-type="currency" office:currency="USD" office:value="0.0702" calcext:value-type="currency">
            <text:p>$0.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O-Hex hotend ki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24" calcext:value-type="currency">
            <text:p>$24.00</text:p>
          </table:table-cell>
          <table:table-cell table:style-name="ce13" table:formula="of:=[.E41]*[.B41]" office:value-type="currency" office:currency="USD" office:value="24" calcext:value-type="currency">
            <text:p>$24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cro blow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8" calcext:value-type="currency">
            <text:p>$8.00</text:p>
          </table:table-cell>
          <table:table-cell table:style-name="ce13" table:formula="of:=[.E42]*[.B42]" office:value-type="currency" office:currency="USD" office:value="8" calcext:value-type="currency">
            <text:p>$8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2 heatset inser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MP0066</text:p>
          </table:table-cell>
          <table:table-cell office:value-type="currency" office:currency="USD" office:value="0.0888" calcext:value-type="currency">
            <text:p>$0.09</text:p>
          </table:table-cell>
          <table:table-cell table:style-name="ce13" table:formula="of:=[.E43]*[.B43]" office:value-type="currency" office:currency="USD" office:value="0.0888" calcext:value-type="currency">
            <text:p>$0.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2x6 SCH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0.05" calcext:value-type="currency">
            <text:p>$0.05</text:p>
          </table:table-cell>
          <table:table-cell table:style-name="ce13" table:formula="of:=[.E44]*[.B44]" office:value-type="currency" office:currency="USD" office:value="0.05" calcext:value-type="currency">
            <text:p>$0.0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hipping Materials</text:p>
          </table:table-cell>
          <table:table-cell table:number-columns-repeated="1023"/>
        </table:table-row>
        <table:table-row table:style-name="ro2">
          <table:table-cell table:number-columns-repeated="12"/>
          <table:table-cell table:style-name="ce23" table:number-columns-repeated="2"/>
          <table:table-cell table:number-columns-repeated="1010"/>
        </table:table-row>
        <table:table-row table:style-name="ro3">
          <table:table-cell table:style-name="ce2" office:value-type="string" calcext:value-type="string">
            <text:p>Harness </text:p>
          </table:table-cell>
          <table:table-cell table:number-columns-repeated="4"/>
          <table:table-cell table:style-name="ce13"/>
          <table:table-cell table:number-columns-repeated="6"/>
          <table:table-cell table:style-name="ce23" table:number-columns-repeated="2"/>
          <table:table-cell table:number-columns-repeated="1010"/>
        </table:table-row>
        <table:table-row table:style-name="ro4">
          <table:table-cell table:style-name="ce4" office:value-type="string" calcext:value-type="string">
            <text:p>24AWG Stranded – Red</text:p>
          </table:table-cell>
          <table:table-cell table:style-name="ce9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11" office:value-type="string" calcext:value-type="string">
            <text:p>EL-WR0103</text:p>
          </table:table-cell>
          <table:table-cell table:style-name="ce15" table:formula="of:=77.896/304800" office:value-type="currency" office:currency="USD" office:value="0.000255564304461942" calcext:value-type="currency">
            <text:p>$0.00</text:p>
          </table:table-cell>
          <table:table-cell table:style-name="ce15" table:formula="of:=[.E49]*[.B49]" office:value-type="currency" office:currency="USD" office:value="0.255564304461942" calcext:value-type="currency">
            <text:p>$0.26</text:p>
          </table:table-cell>
          <table:table-cell table:number-columns-repeated="2"/>
          <table:table-cell table:style-name="ce9" office:value-type="string" calcext:value-type="string">
            <text:p>Digikey</text:p>
          </table:table-cell>
          <table:table-cell table:style-name="ce4" office:value-type="string" calcext:value-type="string">
            <text:p>C2015R-1000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5" office:value-type="string" calcext:value-type="string">
            <text:p>24AWG Stranded – Black</text:p>
          </table:table-cell>
          <table:table-cell table:style-name="ce10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10" office:value-type="string" calcext:value-type="string">
            <text:p>EL-WR0105</text:p>
          </table:table-cell>
          <table:table-cell table:style-name="ce15" table:formula="of:=77.896/304800" office:value-type="currency" office:currency="USD" office:value="0.000255564304461942" calcext:value-type="currency">
            <text:p>$0.00</text:p>
          </table:table-cell>
          <table:table-cell table:style-name="ce15" table:formula="of:=[.E50]*[.B50]" office:value-type="currency" office:currency="USD" office:value="0.255564304461942" calcext:value-type="currency">
            <text:p>$0.26</text:p>
          </table:table-cell>
          <table:table-cell table:number-columns-repeated="2"/>
          <table:table-cell table:style-name="ce10" office:value-type="string" calcext:value-type="string">
            <text:p>Digikey</text:p>
          </table:table-cell>
          <table:table-cell table:style-name="ce5" office:value-type="string" calcext:value-type="string">
            <text:p>C2015B-1000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6" office:value-type="string" calcext:value-type="string">
            <text:p><text:span text:style-name="T1">14-POS</text:span><text:span text:style-name="T2">, free hanging</text:span>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EL-MS0131</text:p>
          </table:table-cell>
          <table:table-cell table:style-name="ce16" office:value-type="currency" office:currency="USD" office:value="2.514" calcext:value-type="currency">
            <text:p>$2.51</text:p>
          </table:table-cell>
          <table:table-cell table:style-name="ce15" table:formula="of:=[.E51]*[.B51]" office:value-type="currency" office:currency="USD" office:value="2.514" calcext:value-type="currency">
            <text:p>$2.51</text:p>
          </table:table-cell>
          <table:table-cell table:number-columns-repeated="2"/>
          <table:table-cell table:style-name="ce10" office:value-type="string" calcext:value-type="string">
            <text:p>Digikey</text:p>
          </table:table-cell>
          <table:table-cell table:style-name="ce20" office:value-type="string" calcext:value-type="string">
            <text:p>A1358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6" office:value-type="string" calcext:value-type="string">
            <text:p>20-24 AWG Tin Pin for Plug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EL-MS0123</text:p>
          </table:table-cell>
          <table:table-cell table:style-name="ce16" table:formula="of:=890/4000" office:value-type="currency" office:currency="USD" office:value="0.2225" calcext:value-type="currency">
            <text:p>$0.22</text:p>
          </table:table-cell>
          <table:table-cell table:style-name="ce15" table:formula="of:=[.E52]*[.B52]" office:value-type="currency" office:currency="USD" office:value="0.445" calcext:value-type="currency">
            <text:p>$0.45</text:p>
          </table:table-cell>
          <table:table-cell table:number-columns-repeated="2"/>
          <table:table-cell table:style-name="ce10" office:value-type="string" calcext:value-type="string">
            <text:p>Digikey</text:p>
          </table:table-cell>
          <table:table-cell table:style-name="ce21" office:value-type="string" calcext:value-type="string">
            <text:p>A31991TR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6" office:value-type="string" calcext:value-type="string">
            <text:p>Cable Clamp for 14-Pos; 0.453” opening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EL-MS0129</text:p>
          </table:table-cell>
          <table:table-cell table:style-name="ce16" office:value-type="currency" office:currency="USD" office:value="2.553" calcext:value-type="currency">
            <text:p>$2.55</text:p>
          </table:table-cell>
          <table:table-cell table:style-name="ce15" table:formula="of:=[.E53]*[.B53]" office:value-type="currency" office:currency="USD" office:value="2.553" calcext:value-type="currency">
            <text:p>$2.55</text:p>
          </table:table-cell>
          <table:table-cell table:number-columns-repeated="2"/>
          <table:table-cell table:style-name="ce10" office:value-type="string" calcext:value-type="string">
            <text:p>Digikey</text:p>
          </table:table-cell>
          <table:table-cell table:style-name="ce20" office:value-type="string" calcext:value-type="string">
            <text:p>A32516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7" office:value-type="string" calcext:value-type="string">
            <text:p>CONN TERM FEMALE 22-24AWG TIN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EL-MS0059</text:p>
          </table:table-cell>
          <table:table-cell table:style-name="ce17" office:value-type="float" office:value="0.04995" calcext:value-type="float">
            <text:p>$0.05</text:p>
          </table:table-cell>
          <table:table-cell table:style-name="ce15" table:formula="of:=[.E54]*[.B54]" office:value-type="currency" office:currency="USD" office:value="0.0999" calcext:value-type="currency">
            <text:p>$0.10</text:p>
          </table:table-cell>
          <table:table-cell table:number-columns-repeated="2"/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WM2510-ND</text:p>
          </table:table-cell>
          <table:table-cell table:style-name="ce7" office:value-type="string" calcext:value-type="string">
            <text:p>Molex Inc.</text:p>
          </table:table-cell>
          <table:table-cell table:style-name="ce7" office:value-type="string" calcext:value-type="string">
            <text:p>16-02-0102</text:p>
          </table:table-cell>
          <table:table-cell table:style-name="ce25"/>
          <table:table-cell table:style-name="ce26"/>
          <table:table-cell table:style-name="ce29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8" office:value-type="string" calcext:value-type="string">
            <text:p>CONN HOUSING 2POS .100 W/LATCH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PC-CN0001</text:p>
          </table:table-cell>
          <table:table-cell table:style-name="ce18" office:value-type="float" office:value="0.12795" calcext:value-type="float">
            <text:p>$0.13</text:p>
          </table:table-cell>
          <table:table-cell table:style-name="ce15" table:formula="of:=[.E55]*[.B55]" office:value-type="currency" office:currency="USD" office:value="0.12795" calcext:value-type="currency">
            <text:p>$0.13</text:p>
          </table:table-cell>
          <table:table-cell table:number-columns-repeated="2"/>
          <table:table-cell table:style-name="ce8" office:value-type="string" calcext:value-type="string">
            <text:p>Digikey</text:p>
          </table:table-cell>
          <table:table-cell table:style-name="ce8" office:value-type="string" calcext:value-type="string">
            <text:p>WM2900-ND</text:p>
          </table:table-cell>
          <table:table-cell table:style-name="ce8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8" office:value-type="string" calcext:value-type="string">
            <text:p>Tubing, Corrugated Loom .25"</text:p>
          </table:table-cell>
          <table:table-cell table:style-name="ce8" office:value-type="float" office:value="960" calcext:value-type="float">
            <text:p>960</text:p>
          </table:table-cell>
          <table:table-cell office:value-type="string" calcext:value-type="string">
            <text:p>mm <text:s text:c="2"/>(red?)</text:p>
          </table:table-cell>
          <table:table-cell table:style-name="ce8" office:value-type="string" calcext:value-type="string">
            <text:p>EL-MS0073</text:p>
          </table:table-cell>
          <table:table-cell table:style-name="ce18" table:formula="of:=29.12/30480" office:value-type="float" office:value="0.000955380577427822" calcext:value-type="float">
            <text:p>$0.00</text:p>
          </table:table-cell>
          <table:table-cell table:style-name="ce15" table:formula="of:=[.E56]*[.B56]" office:value-type="currency" office:currency="USD" office:value="0.917165354330709" calcext:value-type="currency">
            <text:p>$0.92</text:p>
          </table:table-cell>
          <table:table-cell table:number-columns-repeated="2"/>
          <table:table-cell table:style-name="ce8" office:value-type="string" calcext:value-type="string">
            <text:p>McMaster-Carr Supply Company</text:p>
          </table:table-cell>
          <table:table-cell table:style-name="ce8" office:value-type="string" calcext:value-type="string">
            <text:p>7840K31</text:p>
          </table:table-cell>
          <table:table-cell table:style-name="ce8" office:value-type="string" calcext:value-type="string">
            <text:p>Panduit</text:p>
          </table:table-cell>
          <table:table-cell table:style-name="ce8" office:value-type="string" calcext:value-type="string">
            <text:p>CLT25F-C20</text:p>
          </table:table-cell>
          <table:table-cell table:style-name="ce24"/>
          <table:table-cell table:style-name="ce27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19" office:value-type="string" calcext:value-type="string">
            <text:p>Cost per kit</text:p>
          </table:table-cell>
          <table:table-cell table:style-name="ce19" table:formula="of:=SUM([.F4:.F57])" office:value-type="currency" office:currency="USD" office:value="85.4736439632546" calcext:value-type="currency">
            <text:p>$85.47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DOES NOT INCLUDE SHIPPING MATERIALS YET</text:p>
          </table:table-cell>
          <table:table-cell table:number-columns-repeated="1019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-ranges="Sheet2.A2:Sheet2.P64">
        <office:forms form:automatic-focus="false" form:apply-design-mode="false"/>
        <table:table-column table:style-name="co4" table:default-cell-style-name="ce45"/>
        <table:table-column table:style-name="co5" table:default-cell-style-name="ce67"/>
        <table:table-column table:style-name="co6" table:default-cell-style-name="ce67"/>
        <table:table-column table:style-name="co7" table:visibility="collapse" table:number-columns-repeated="2" table:default-cell-style-name="ce97"/>
        <table:table-column table:style-name="co7" table:number-columns-repeated="3" table:default-cell-style-name="ce97"/>
        <table:table-column table:style-name="co8" table:default-cell-style-name="ce97"/>
        <table:table-column table:style-name="co9" table:default-cell-style-name="ce133"/>
        <table:table-column table:style-name="co9" table:number-columns-repeated="5" table:default-cell-style-name="ce97"/>
        <table:table-column table:style-name="co10" table:default-cell-style-name="ce97"/>
        <table:table-column table:style-name="co11" table:default-cell-style-name="ce45"/>
        <table:table-column table:style-name="co7" table:number-columns-repeated="1007" table:default-cell-style-name="ce67"/>
        <table:table-row table:style-name="ro5">
          <table:table-cell table:style-name="ce30" office:value-type="string" calcext:value-type="string">
            <text:p>Category</text:p>
          </table:table-cell>
          <table:table-cell table:style-name="ce46" office:value-type="string" calcext:value-type="string">
            <text:p>AO Part #</text:p>
          </table:table-cell>
          <table:table-cell table:style-name="ce46" office:value-type="string" calcext:value-type="string">
            <text:p>Description</text:p>
          </table:table-cell>
          <table:table-cell table:style-name="ce46" office:value-type="string" calcext:value-type="string">
            <text:p>Manufacturer</text:p>
          </table:table-cell>
          <table:table-cell table:style-name="ce46" office:value-type="string" calcext:value-type="string">
            <text:p>Manufacturer PN</text:p>
          </table:table-cell>
          <table:table-cell table:style-name="ce46" office:value-type="string" calcext:value-type="string">
            <text:p>Distributor</text:p>
          </table:table-cell>
          <table:table-cell table:style-name="ce46" office:value-type="string" calcext:value-type="string">
            <text:p>Distributor SKU</text:p>
          </table:table-cell>
          <table:table-cell table:style-name="ce46" office:value-type="string" calcext:value-type="string">
            <text:p>Qty Per</text:p>
          </table:table-cell>
          <table:table-cell table:style-name="ce46" office:value-type="string" calcext:value-type="string">
            <text:p>UOM</text:p>
          </table:table-cell>
          <table:table-cell table:style-name="ce118" office:value-type="string" calcext:value-type="string">
            <text:p>Price Per Unit</text:p>
          </table:table-cell>
          <table:table-cell table:style-name="ce46" office:value-type="string" calcext:value-type="string">
            <text:p>Price Total</text:p>
          </table:table-cell>
          <table:table-cell table:style-name="ce143" office:value-type="string" calcext:value-type="string">
            <text:p>Qty to Order</text:p>
          </table:table-cell>
          <table:table-cell table:style-name="ce46" office:value-type="string" calcext:value-type="string">
            <text:p>PO</text:p>
          </table:table-cell>
          <table:table-cell table:style-name="ce46"/>
          <table:table-cell table:style-name="ce158" office:value-type="string" calcext:value-type="string">
            <text:p>PO Date</text:p>
          </table:table-cell>
          <table:table-cell table:style-name="ce167" office:value-type="string" calcext:value-type="string">
            <text:p>Expected Date</text:p>
          </table:table-cell>
          <table:table-cell table:style-name="ce169" office:value-type="string" calcext:value-type="string">
            <text:p>Notes</text:p>
          </table:table-cell>
          <table:table-cell table:style-name="ce61" office:value-type="string" calcext:value-type="string">
            <text:p>Alternates</text:p>
          </table:table-cell>
          <table:table-cell table:style-name="ce61" table:number-columns-repeated="1006"/>
        </table:table-row>
        <table:table-row table:style-name="ro5">
          <table:table-cell table:style-name="ce30"/>
          <table:table-cell table:style-name="ce46" table:number-columns-repeated="8"/>
          <table:table-cell table:style-name="ce118"/>
          <table:table-cell table:style-name="ce134" table:formula="of:=SUM([.K3:.K364])" office:value-type="float" office:value="67.417392519685" calcext:value-type="float">
            <text:p>$67.42</text:p>
          </table:table-cell>
          <table:table-cell table:style-name="ce143" office:value-type="float" office:value="200" calcext:value-type="float">
            <text:p>200</text:p>
          </table:table-cell>
          <table:table-cell table:style-name="ce46" table:number-columns-repeated="2"/>
          <table:table-cell table:style-name="ce158"/>
          <table:table-cell table:style-name="ce167"/>
          <table:table-cell table:style-name="ce170"/>
          <table:table-cell table:style-name="ce61" table:number-columns-repeated="1007"/>
        </table:table-row>
        <table:table-row table:style-name="ro6">
          <table:table-cell table:style-name="ce31" office:value-type="string" calcext:value-type="string">
            <text:p>Printed Part</text:p>
          </table:table-cell>
          <table:table-cell table:style-name="ce47" office:value-type="string" calcext:value-type="string">
            <text:p>PP-GP0186</text:p>
          </table:table-cell>
          <table:table-cell table:style-name="ce68" office:value-type="string" calcext:value-type="string">
            <text:p>Wade extruder body for Hex nozzle v1.0</text:p>
          </table:table-cell>
          <table:table-cell table:style-name="ce81" table:number-columns-repeated="2"/>
          <table:table-cell table:style-name="ce81" office:value-type="string" calcext:value-type="string">
            <text:p>Aleph Objects Inc.</text:p>
          </table:table-cell>
          <table:table-cell table:style-name="ce110"/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ea</text:p>
          </table:table-cell>
          <table:table-cell table:style-name="ce119" office:value-type="currency" office:currency="USD" office:value="4.01" calcext:value-type="currency">
            <text:p>$4.01</text:p>
          </table:table-cell>
          <table:table-cell table:style-name="ce135" table:formula="of:=SUM([.J3]*[.H3])" office:value-type="float" office:value="4.01" calcext:value-type="float">
            <text:p>$4.01</text:p>
          </table:table-cell>
          <table:table-cell table:style-name="ce144" table:formula="of:=([.$L$2]*[.H3])" office:value-type="float" office:value="200" calcext:value-type="float">
            <text:p>200</text:p>
          </table:table-cell>
          <table:table-cell table:style-name="ce150" table:number-columns-repeated="2"/>
          <table:table-cell table:style-name="ce159"/>
          <table:table-cell table:style-name="ce168"/>
          <table:table-cell table:style-name="ce171"/>
          <table:table-cell table:style-name="ce176" table:number-columns-repeated="1007"/>
        </table:table-row>
        <table:table-row table:style-name="ro5">
          <table:table-cell table:style-name="ce31" office:value-type="string" calcext:value-type="string">
            <text:p>Printed Part</text:p>
          </table:table-cell>
          <table:table-cell table:style-name="ce48" office:value-type="string" calcext:value-type="string">
            <text:p>PP-GP0061</text:p>
          </table:table-cell>
          <table:table-cell table:style-name="ce48" office:value-type="string" calcext:value-type="string">
            <text:p>herringbone_large_gear</text:p>
          </table:table-cell>
          <table:table-cell table:style-name="ce82" table:number-columns-repeated="2"/>
          <table:table-cell table:style-name="ce81" office:value-type="string" calcext:value-type="string">
            <text:p>Aleph Objects Inc.</text:p>
          </table:table-cell>
          <table:table-cell table:style-name="ce82"/>
          <table:table-cell table:style-name="ce82" office:value-type="float" office:value="1" calcext:value-type="float">
            <text:p>1</text:p>
          </table:table-cell>
          <table:table-cell table:style-name="ce81" office:value-type="string" calcext:value-type="string">
            <text:p>ea</text:p>
          </table:table-cell>
          <table:table-cell table:style-name="ce119" office:value-type="currency" office:currency="USD" office:value="2.34" calcext:value-type="currency">
            <text:p>$2.34</text:p>
          </table:table-cell>
          <table:table-cell table:style-name="ce135" table:formula="of:=SUM([.J4]*[.H4])" office:value-type="float" office:value="2.34" calcext:value-type="float">
            <text:p>$2.34</text:p>
          </table:table-cell>
          <table:table-cell table:style-name="ce144" table:formula="of:=([.$L$2]*[.H4])" office:value-type="float" office:value="200" calcext:value-type="float">
            <text:p>200</text:p>
          </table:table-cell>
          <table:table-cell table:style-name="ce82" table:number-columns-repeated="4"/>
          <table:table-cell table:style-name="ce171"/>
          <table:table-cell table:style-name="ce176" table:number-columns-repeated="1007"/>
        </table:table-row>
        <table:table-row table:style-name="ro5">
          <table:table-cell table:style-name="ce31" office:value-type="string" calcext:value-type="string">
            <text:p>Printed Part</text:p>
          </table:table-cell>
          <table:table-cell table:style-name="ce48" office:value-type="string" calcext:value-type="string">
            <text:p>PP-GP0062</text:p>
          </table:table-cell>
          <table:table-cell table:style-name="ce48" office:value-type="string" calcext:value-type="string">
            <text:p>herringbone_small_gear</text:p>
          </table:table-cell>
          <table:table-cell table:style-name="ce82" table:number-columns-repeated="2"/>
          <table:table-cell table:style-name="ce81" office:value-type="string" calcext:value-type="string">
            <text:p>Aleph Objects Inc.</text:p>
          </table:table-cell>
          <table:table-cell table:style-name="ce82"/>
          <table:table-cell table:style-name="ce82" office:value-type="float" office:value="1" calcext:value-type="float">
            <text:p>1</text:p>
          </table:table-cell>
          <table:table-cell table:style-name="ce81" office:value-type="string" calcext:value-type="string">
            <text:p>ea</text:p>
          </table:table-cell>
          <table:table-cell table:style-name="ce119" office:value-type="currency" office:currency="USD" office:value="0.34" calcext:value-type="currency">
            <text:p>$0.34</text:p>
          </table:table-cell>
          <table:table-cell table:style-name="ce135" table:formula="of:=SUM([.J5]*[.H5])" office:value-type="float" office:value="0.34" calcext:value-type="float">
            <text:p>$0.34</text:p>
          </table:table-cell>
          <table:table-cell table:style-name="ce144" table:formula="of:=([.$L$2]*[.H5])" office:value-type="float" office:value="200" calcext:value-type="float">
            <text:p>200</text:p>
          </table:table-cell>
          <table:table-cell table:style-name="ce151" table:number-columns-repeated="2"/>
          <table:table-cell table:style-name="ce82" table:number-columns-repeated="2"/>
          <table:table-cell table:style-name="ce171"/>
          <table:table-cell table:style-name="ce176" table:number-columns-repeated="1007"/>
        </table:table-row>
        <table:table-row table:style-name="ro5">
          <table:table-cell table:style-name="ce32" office:value-type="string" calcext:value-type="string">
            <text:p>Printed Part</text:p>
          </table:table-cell>
          <table:table-cell table:style-name="ce49" office:value-type="string" calcext:value-type="string">
            <text:p>PP-GP0060</text:p>
          </table:table-cell>
          <table:table-cell table:style-name="ce49" office:value-type="string" calcext:value-type="string">
            <text:p>Extruder Washer v3.0, Taz</text:p>
          </table:table-cell>
          <table:table-cell table:style-name="ce83" table:number-columns-repeated="2"/>
          <table:table-cell table:style-name="ce106" office:value-type="string" calcext:value-type="string">
            <text:p>Aleph Objects Inc.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106" office:value-type="string" calcext:value-type="string">
            <text:p>ea</text:p>
          </table:table-cell>
          <table:table-cell table:style-name="ce120" office:value-type="currency" office:currency="USD" office:value="0.02" calcext:value-type="currency">
            <text:p>$0.02</text:p>
          </table:table-cell>
          <table:table-cell table:style-name="ce136" table:formula="of:=SUM([.J6]*[.H6])" office:value-type="float" office:value="0.02" calcext:value-type="float">
            <text:p>$0.02</text:p>
          </table:table-cell>
          <table:table-cell table:style-name="ce144" table:formula="of:=([.$L$2]*[.H6])" office:value-type="float" office:value="200" calcext:value-type="float">
            <text:p>200</text:p>
          </table:table-cell>
          <table:table-cell table:style-name="ce83" table:number-columns-repeated="4"/>
          <table:table-cell table:style-name="ce172"/>
          <table:table-cell table:style-name="ce80" table:number-columns-repeated="1007"/>
        </table:table-row>
        <table:table-row table:style-name="ro5">
          <table:table-cell table:style-name="ce32" office:value-type="string" calcext:value-type="string">
            <text:p>Printed Part</text:p>
          </table:table-cell>
          <table:table-cell table:style-name="ce49" office:value-type="string" calcext:value-type="string">
            <text:p>PP-GP0091</text:p>
          </table:table-cell>
          <table:table-cell table:style-name="ce49" office:value-type="string" calcext:value-type="string">
            <text:p>Extruder Latch v2.0, Taz &amp; Mini</text:p>
          </table:table-cell>
          <table:table-cell table:style-name="ce83" table:number-columns-repeated="2"/>
          <table:table-cell table:style-name="ce106" office:value-type="string" calcext:value-type="string">
            <text:p>Aleph Objects Inc.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106" office:value-type="string" calcext:value-type="string">
            <text:p>ea</text:p>
          </table:table-cell>
          <table:table-cell table:style-name="ce120" office:value-type="currency" office:currency="USD" office:value="0.26" calcext:value-type="currency">
            <text:p>$0.26</text:p>
          </table:table-cell>
          <table:table-cell table:style-name="ce136" table:formula="of:=SUM([.J7]*[.H7])" office:value-type="float" office:value="0.26" calcext:value-type="float">
            <text:p>$0.26</text:p>
          </table:table-cell>
          <table:table-cell table:style-name="ce144" table:formula="of:=([.$L$2]*[.H7])" office:value-type="float" office:value="200" calcext:value-type="float">
            <text:p>200</text:p>
          </table:table-cell>
          <table:table-cell table:style-name="ce83" table:number-columns-repeated="4"/>
          <table:table-cell table:style-name="ce172"/>
          <table:table-cell table:style-name="ce80" table:number-columns-repeated="1007"/>
        </table:table-row>
        <table:table-row table:style-name="ro5">
          <table:table-cell table:style-name="ce31" office:value-type="string" calcext:value-type="string">
            <text:p>Printed Part</text:p>
          </table:table-cell>
          <table:table-cell table:style-name="ce48" office:value-type="string" calcext:value-type="string">
            <text:p>PP-GP0193</text:p>
          </table:table-cell>
          <table:table-cell table:style-name="ce48" office:value-type="string" calcext:value-type="string">
            <text:p>Extruder Idler Block v1.4c, Taz &amp; Mini</text:p>
          </table:table-cell>
          <table:table-cell table:style-name="ce82" table:number-columns-repeated="2"/>
          <table:table-cell table:style-name="ce81" office:value-type="string" calcext:value-type="string">
            <text:p>Aleph Objects Inc.</text:p>
          </table:table-cell>
          <table:table-cell table:style-name="ce82"/>
          <table:table-cell table:style-name="ce82" office:value-type="float" office:value="1" calcext:value-type="float">
            <text:p>1</text:p>
          </table:table-cell>
          <table:table-cell table:style-name="ce81" office:value-type="string" calcext:value-type="string">
            <text:p>ea</text:p>
          </table:table-cell>
          <table:table-cell table:style-name="ce119" office:value-type="currency" office:currency="USD" office:value="0.9" calcext:value-type="currency">
            <text:p>$0.90</text:p>
          </table:table-cell>
          <table:table-cell table:style-name="ce135" table:formula="of:=SUM([.J8]*[.H8])" office:value-type="float" office:value="0.9" calcext:value-type="float">
            <text:p>$0.90</text:p>
          </table:table-cell>
          <table:table-cell table:style-name="ce144" table:formula="of:=([.$L$2]*[.H8])" office:value-type="float" office:value="200" calcext:value-type="float">
            <text:p>200</text:p>
          </table:table-cell>
          <table:table-cell table:style-name="ce82" table:number-columns-repeated="4"/>
          <table:table-cell table:style-name="ce171"/>
          <table:table-cell table:style-name="ce176" table:number-columns-repeated="1007"/>
        </table:table-row>
        <table:table-row table:style-name="ro5">
          <table:table-cell table:style-name="ce31" office:value-type="string" calcext:value-type="string">
            <text:p>Printed Part</text:p>
          </table:table-cell>
          <table:table-cell table:style-name="ce48" office:value-type="string" calcext:value-type="string">
            <text:p>PP-GP0194</text:p>
          </table:table-cell>
          <table:table-cell table:style-name="ce48" office:value-type="string" calcext:value-type="string">
            <text:p>Extruder Mount for Hex v1.0, TAZ</text:p>
          </table:table-cell>
          <table:table-cell table:style-name="ce82" table:number-columns-repeated="2"/>
          <table:table-cell table:style-name="ce81" office:value-type="string" calcext:value-type="string">
            <text:p>Aleph Objects Inc.</text:p>
          </table:table-cell>
          <table:table-cell table:style-name="ce82"/>
          <table:table-cell table:style-name="ce82" office:value-type="float" office:value="1" calcext:value-type="float">
            <text:p>1</text:p>
          </table:table-cell>
          <table:table-cell table:style-name="ce81" office:value-type="string" calcext:value-type="string">
            <text:p>ea</text:p>
          </table:table-cell>
          <table:table-cell table:style-name="ce119" office:value-type="currency" office:currency="USD" office:value="6.5" calcext:value-type="currency">
            <text:p>$6.50</text:p>
          </table:table-cell>
          <table:table-cell table:style-name="ce135" table:formula="of:=SUM([.J9]*[.H9])" office:value-type="float" office:value="6.5" calcext:value-type="float">
            <text:p>$6.50</text:p>
          </table:table-cell>
          <table:table-cell table:style-name="ce144" table:formula="of:=([.$L$2]*[.H9])" office:value-type="float" office:value="200" calcext:value-type="float">
            <text:p>200</text:p>
          </table:table-cell>
          <table:table-cell table:style-name="ce82" table:number-columns-repeated="4"/>
          <table:table-cell table:style-name="ce171"/>
          <table:table-cell table:style-name="ce176" table:number-columns-repeated="1007"/>
        </table:table-row>
        <table:table-row table:style-name="ro5">
          <table:table-cell table:style-name="ce31" office:value-type="string" calcext:value-type="string">
            <text:p>Printed Part</text:p>
          </table:table-cell>
          <table:table-cell table:style-name="ce50" office:value-type="string" calcext:value-type="string">
            <text:p>PP-GP0153</text:p>
          </table:table-cell>
          <table:table-cell table:style-name="ce50" office:value-type="string" calcext:value-type="string">
            <text:p>Extruder Fan Mount v1.0, TAZ</text:p>
          </table:table-cell>
          <table:table-cell table:style-name="ce82" table:number-columns-repeated="2"/>
          <table:table-cell table:style-name="ce81" office:value-type="string" calcext:value-type="string">
            <text:p>Aleph Objects Inc.</text:p>
          </table:table-cell>
          <table:table-cell table:style-name="ce82"/>
          <table:table-cell table:style-name="ce82" office:value-type="float" office:value="1" calcext:value-type="float">
            <text:p>1</text:p>
          </table:table-cell>
          <table:table-cell table:style-name="ce81" office:value-type="string" calcext:value-type="string">
            <text:p>ea</text:p>
          </table:table-cell>
          <table:table-cell table:style-name="ce119" office:value-type="currency" office:currency="USD" office:value="1.12" calcext:value-type="currency">
            <text:p>$1.12</text:p>
          </table:table-cell>
          <table:table-cell table:style-name="ce135" table:formula="of:=SUM([.J10]*[.H10])" office:value-type="float" office:value="1.12" calcext:value-type="float">
            <text:p>$1.12</text:p>
          </table:table-cell>
          <table:table-cell table:style-name="ce144" table:formula="of:=([.$L$2]*[.H10])" office:value-type="float" office:value="200" calcext:value-type="float">
            <text:p>200</text:p>
          </table:table-cell>
          <table:table-cell table:style-name="ce82" table:number-columns-repeated="4"/>
          <table:table-cell table:style-name="ce171"/>
          <table:table-cell table:style-name="ce176" table:number-columns-repeated="1007"/>
        </table:table-row>
        <table:table-row table:style-name="ro5">
          <table:table-cell table:style-name="ce33"/>
          <table:table-cell table:style-name="ce51" table:number-columns-repeated="2"/>
          <table:table-cell table:style-name="ce84" table:number-columns-repeated="2"/>
          <table:table-cell table:style-name="ce85"/>
          <table:table-cell table:style-name="ce84" table:number-columns-repeated="2"/>
          <table:table-cell table:style-name="ce85"/>
          <table:table-cell table:style-name="ce121"/>
          <table:table-cell table:style-name="ce137"/>
          <table:table-cell table:style-name="ce145"/>
          <table:table-cell table:style-name="ce84" table:number-columns-repeated="4"/>
          <table:table-cell table:style-name="ce34"/>
          <table:table-cell table:style-name="ce61" table:number-columns-repeated="1007"/>
        </table:table-row>
        <table:table-row table:style-name="ro5">
          <table:table-cell table:style-name="ce34" office:value-type="string" calcext:value-type="string">
            <text:p>Hardware</text:p>
          </table:table-cell>
          <table:table-cell table:style-name="ce52" office:value-type="string" calcext:value-type="string">
            <text:p>HD-MS0027</text:p>
          </table:table-cell>
          <table:table-cell table:style-name="ce52" office:value-type="string" calcext:value-type="string">
            <text:p>Spring, Extruder, 6mm OD, 0.8mm WD, 9.7mm FL</text:p>
          </table:table-cell>
          <table:table-cell table:style-name="ce85" table:number-columns-repeated="2"/>
          <table:table-cell table:style-name="ce85" office:value-type="string" calcext:value-type="string">
            <text:p>Associated Spring</text:p>
          </table:table-cell>
          <table:table-cell table:style-name="ce85" office:value-type="string" calcext:value-type="string">
            <text:p>C0240-032-0380-M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string" calcext:value-type="string">
            <text:p>ea</text:p>
          </table:table-cell>
          <table:table-cell table:style-name="ce122" office:value-type="currency" office:currency="USD" office:value="0.223" calcext:value-type="currency">
            <text:p>$0.22</text:p>
          </table:table-cell>
          <table:table-cell table:style-name="ce137" table:formula="of:=SUM([.J12]*[.H12])" office:value-type="float" office:value="0.446" calcext:value-type="float">
            <text:p>$0.45</text:p>
          </table:table-cell>
          <table:table-cell table:style-name="ce145" table:formula="of:=([.$L$2]*[.H12])" office:value-type="float" office:value="400" calcext:value-type="float">
            <text:p>400</text:p>
          </table:table-cell>
          <table:table-cell table:style-name="ce84" table:number-columns-repeated="2"/>
          <table:table-cell table:style-name="ce160" table:number-columns-repeated="2"/>
          <table:table-cell table:style-name="ce41"/>
          <table:table-cell table:style-name="ce61" table:number-columns-repeated="1007"/>
        </table:table-row>
        <table:table-row table:style-name="ro5">
          <table:table-cell table:style-name="ce33" office:value-type="string" calcext:value-type="string">
            <text:p>Electronic</text:p>
          </table:table-cell>
          <table:table-cell table:style-name="ce53" office:value-type="string" calcext:value-type="string">
            <text:p>EL-MS0205</text:p>
          </table:table-cell>
          <table:table-cell table:style-name="ce53" office:value-type="string" calcext:value-type="string">
            <text:p>CONN TERM MALE 22-24AWG TIN</text:p>
          </table:table-cell>
          <table:table-cell table:style-name="ce84" office:value-type="string" calcext:value-type="string">
            <text:p>Molex</text:p>
          </table:table-cell>
          <table:table-cell table:style-name="ce84"/>
          <table:table-cell table:style-name="ce85" office:value-type="string" calcext:value-type="string">
            <text:p>TTI</text:p>
          </table:table-cell>
          <table:table-cell table:style-name="ce111" office:value-type="string" calcext:value-type="string">
            <text:p>16-02-0107</text:p>
          </table:table-cell>
          <table:table-cell table:style-name="ce84" office:value-type="float" office:value="10" calcext:value-type="float">
            <text:p>10</text:p>
          </table:table-cell>
          <table:table-cell table:style-name="ce85" office:value-type="string" calcext:value-type="string">
            <text:p>ea</text:p>
          </table:table-cell>
          <table:table-cell table:style-name="ce121" office:value-type="currency" office:currency="USD" office:value="0.0185" calcext:value-type="currency">
            <text:p>$0.02</text:p>
          </table:table-cell>
          <table:table-cell table:style-name="ce137" table:formula="of:=SUM([.J13]*[.H13])" office:value-type="float" office:value="0.185" calcext:value-type="float">
            <text:p>$0.19</text:p>
          </table:table-cell>
          <table:table-cell table:style-name="ce145" table:formula="of:=([.$L$2]*[.H13])" office:value-type="float" office:value="2000" calcext:value-type="float">
            <text:p>2000</text:p>
          </table:table-cell>
          <table:table-cell table:style-name="ce84" office:value-type="string" calcext:value-type="string">
            <text:p>PO15062</text:p>
          </table:table-cell>
          <table:table-cell table:style-name="ce84"/>
          <table:table-cell table:style-name="ce160" office:value-type="date" office:date-value="2016-08-12" calcext:value-type="date">
            <text:p>08/12/16</text:p>
          </table:table-cell>
          <table:table-cell table:style-name="ce160" office:value-type="string" calcext:value-type="string">
            <text:p>8/19.2016</text:p>
          </table:table-cell>
          <table:table-cell table:style-name="ce173" office:value-type="string" calcext:value-type="string">
            <text:p>Combined MO16-0059 and MO160060 ~AS</text:p>
          </table:table-cell>
          <table:table-cell table:style-name="ce61" table:number-columns-repeated="1007"/>
        </table:table-row>
        <table:table-row table:style-name="ro5">
          <table:table-cell table:style-name="ce35" office:value-type="string" calcext:value-type="string">
            <text:p>Electronic</text:p>
          </table:table-cell>
          <table:table-cell table:style-name="ce54" office:value-type="string" calcext:value-type="string">
            <text:p>EL-MS0212</text:p>
          </table:table-cell>
          <table:table-cell table:style-name="ce54" office:value-type="string" calcext:value-type="string">
            <text:p>CONN PIN 24-30AWG CRIMP TIN</text:p>
          </table:table-cell>
          <table:table-cell table:style-name="ce86" office:value-type="string" calcext:value-type="string">
            <text:p>Molex</text:p>
          </table:table-cell>
          <table:table-cell table:style-name="ce98" office:value-type="string" calcext:value-type="string">
            <text:p>16-02-0105</text:p>
          </table:table-cell>
          <table:table-cell table:style-name="ce86" office:value-type="string" calcext:value-type="string">
            <text:p>TTI</text:p>
          </table:table-cell>
          <table:table-cell table:style-name="ce112" office:value-type="string" calcext:value-type="string">
            <text:p>16-02-0105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string" calcext:value-type="string">
            <text:p>ea</text:p>
          </table:table-cell>
          <table:table-cell table:style-name="ce123" office:value-type="currency" office:currency="USD" office:value="0.036" calcext:value-type="currency">
            <text:p>$0.04</text:p>
          </table:table-cell>
          <table:table-cell table:style-name="ce138" table:formula="of:=SUM([.J14]*[.H14])" office:value-type="float" office:value="0.072" calcext:value-type="float">
            <text:p>$0.07</text:p>
          </table:table-cell>
          <table:table-cell table:style-name="ce146" table:formula="of:=([.$L$2]*[.H14])" office:value-type="float" office:value="400" calcext:value-type="float">
            <text:p>400</text:p>
          </table:table-cell>
          <table:table-cell table:style-name="ce84" office:value-type="string" calcext:value-type="string">
            <text:p>PO15062</text:p>
          </table:table-cell>
          <table:table-cell table:style-name="ce84"/>
          <table:table-cell table:style-name="ce160" office:value-type="date" office:date-value="2016-08-12" calcext:value-type="date">
            <text:p>08/12/16</text:p>
          </table:table-cell>
          <table:table-cell table:style-name="ce160" office:value-type="string" calcext:value-type="string">
            <text:p>8/19.2016</text:p>
          </table:table-cell>
          <table:table-cell table:style-name="ce173" office:value-type="string" calcext:value-type="string">
            <text:p>Combined MO16-0059 and MO160060 ~AS</text:p>
          </table:table-cell>
          <table:table-cell table:style-name="ce61" table:number-columns-repeated="1007"/>
        </table:table-row>
        <table:table-row table:style-name="ro7">
          <table:table-cell table:style-name="ce36" office:value-type="string" calcext:value-type="string">
            <text:p>Electronic</text:p>
          </table:table-cell>
          <table:table-cell table:style-name="ce55" office:value-type="string" calcext:value-type="string">
            <text:p>EL-MS0251</text:p>
          </table:table-cell>
          <table:table-cell table:style-name="ce69" office:value-type="string" calcext:value-type="string">
            <text:p>CONN HOUSING 16POS .100 DUAL</text:p>
          </table:table-cell>
          <table:table-cell table:style-name="ce87" office:value-type="string" calcext:value-type="string">
            <text:p>Molex</text:p>
          </table:table-cell>
          <table:table-cell table:style-name="ce99" office:value-type="string" calcext:value-type="string">
            <text:p>22552161</text:p>
          </table:table-cell>
          <table:table-cell table:style-name="ce107" office:value-type="string" calcext:value-type="string">
            <text:p>TTI</text:p>
          </table:table-cell>
          <table:table-cell table:style-name="ce113" office:value-type="float" office:value="22552161" calcext:value-type="float">
            <text:p>22552161</text:p>
          </table:table-cell>
          <table:table-cell table:style-name="ce87" office:value-type="float" office:value="1" calcext:value-type="float">
            <text:p>1</text:p>
          </table:table-cell>
          <table:table-cell table:style-name="ce117" office:value-type="string" calcext:value-type="string">
            <text:p>ea</text:p>
          </table:table-cell>
          <table:table-cell table:style-name="ce124" office:value-type="currency" office:currency="USD" office:value="0.529" calcext:value-type="currency">
            <text:p>$0.53</text:p>
          </table:table-cell>
          <table:table-cell table:style-name="ce139" table:formula="of:=[.H15]*[.J15]" office:value-type="currency" office:currency="USD" office:value="0.529" calcext:value-type="currency">
            <text:p>$0.53</text:p>
          </table:table-cell>
          <table:table-cell table:style-name="ce145" table:formula="of:=([.$L$2]*[.H15])" office:value-type="float" office:value="200" calcext:value-type="float">
            <text:p>200</text:p>
          </table:table-cell>
          <table:table-cell table:style-name="ce152" office:value-type="string" calcext:value-type="string">
            <text:p>PO15062</text:p>
          </table:table-cell>
          <table:table-cell table:style-name="ce152"/>
          <table:table-cell table:style-name="ce160" office:value-type="date" office:date-value="2016-08-12" calcext:value-type="date">
            <text:p>08/12/16</text:p>
          </table:table-cell>
          <table:table-cell table:style-name="ce160" office:value-type="string" calcext:value-type="string">
            <text:p>8/19.2016</text:p>
          </table:table-cell>
          <table:table-cell table:style-name="ce173" office:value-type="string" calcext:value-type="string">
            <text:p>Combined MO16-0059 and MO160060 ~AS</text:p>
          </table:table-cell>
          <table:table-cell table:style-name="ce177"/>
          <table:table-cell table:style-name="ce87"/>
          <table:table-cell table:style-name="ce178"/>
          <table:table-cell table:style-name="ce179"/>
          <table:table-cell table:style-name="ce180" table:number-columns-repeated="4"/>
          <table:table-cell table:style-name="ce181" table:number-columns-repeated="998"/>
          <table:table-cell table:style-name="ce177"/>
        </table:table-row>
        <table:table-row table:style-name="ro7">
          <table:table-cell table:style-name="ce37" office:value-type="string" calcext:value-type="string">
            <text:p>Electronic</text:p>
          </table:table-cell>
          <table:table-cell table:style-name="ce56" office:value-type="string" calcext:value-type="string">
            <text:p>EL-FA0032</text:p>
          </table:table-cell>
          <table:table-cell table:style-name="ce37" office:value-type="string" calcext:value-type="string">
            <text:p>Pelonis FAN 24V 40x40mm Low flow</text:p>
          </table:table-cell>
          <table:table-cell table:style-name="ce56" office:value-type="string" calcext:value-type="string">
            <text:p>Pelonis</text:p>
          </table:table-cell>
          <table:table-cell table:style-name="ce56" office:value-type="string" calcext:value-type="string">
            <text:p>C4010L24BPLB1-7</text:p>
          </table:table-cell>
          <table:table-cell table:style-name="ce56" office:value-type="string" calcext:value-type="string">
            <text:p>Pelonis</text:p>
          </table:table-cell>
          <table:table-cell table:style-name="ce114" office:value-type="string" calcext:value-type="string">
            <text:p>C4010L24BPLB1-7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ea</text:p>
          </table:table-cell>
          <table:table-cell table:style-name="ce125" office:value-type="currency" office:currency="USD" office:value="3.13" calcext:value-type="currency">
            <text:p>$3.13</text:p>
          </table:table-cell>
          <table:table-cell table:style-name="ce139" table:formula="of:=[.H16]*[.J16]" office:value-type="currency" office:currency="USD" office:value="3.13" calcext:value-type="currency">
            <text:p>$3.13</text:p>
          </table:table-cell>
          <table:table-cell table:style-name="ce145" table:formula="of:=([.$L$2]*[.H16])" office:value-type="float" office:value="200" calcext:value-type="float">
            <text:p>200</text:p>
          </table:table-cell>
          <table:table-cell table:style-name="ce153" office:value-type="string" calcext:value-type="string">
            <text:p>PO15049</text:p>
          </table:table-cell>
          <table:table-cell table:style-name="ce153"/>
          <table:table-cell table:style-name="ce161" office:value-type="date" office:date-value="2016-08-11" calcext:value-type="date">
            <text:p>08/11/16</text:p>
          </table:table-cell>
          <table:table-cell table:style-name="ce161" office:value-type="date" office:date-value="2016-09-15" calcext:value-type="date">
            <text:p>09/15/16</text:p>
          </table:table-cell>
          <table:table-cell table:style-name="ce174" office:value-type="string" calcext:value-type="string">
            <text:p>Added fans for MO16-0059 &amp; MO16-0060 together ~AS</text:p>
          </table:table-cell>
          <table:table-cell table:style-name="ce61" table:number-columns-repeated="1007"/>
        </table:table-row>
        <table:table-row table:style-name="ro5">
          <table:table-cell table:style-name="ce33" office:value-type="string" calcext:value-type="string">
            <text:p>Mechanical</text:p>
          </table:table-cell>
          <table:table-cell table:style-name="ce53" office:value-type="string" calcext:value-type="string">
            <text:p>HD-BT0108</text:p>
          </table:table-cell>
          <table:table-cell table:style-name="ce53" office:value-type="string" calcext:value-type="string">
            <text:p>Hobbed Bolt M8x50 26mm offset</text:p>
          </table:table-cell>
          <table:table-cell table:style-name="ce84" table:number-columns-repeated="2"/>
          <table:table-cell table:style-name="ce85" office:value-type="string" calcext:value-type="string">
            <text:p>Quatro</text:p>
          </table:table-cell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5" office:value-type="string" calcext:value-type="string">
            <text:p>ea</text:p>
          </table:table-cell>
          <table:table-cell table:style-name="ce121" office:value-type="currency" office:currency="USD" office:value="4.84" calcext:value-type="currency">
            <text:p>$4.84</text:p>
          </table:table-cell>
          <table:table-cell table:style-name="ce137" table:formula="of:=SUM([.J17]*[.H17])" office:value-type="float" office:value="4.84" calcext:value-type="float">
            <text:p>$4.84</text:p>
          </table:table-cell>
          <table:table-cell table:style-name="ce145" table:formula="of:=([.$L$2]*[.H17])" office:value-type="float" office:value="200" calcext:value-type="float">
            <text:p>200</text:p>
          </table:table-cell>
          <table:table-cell table:style-name="ce84" office:value-type="string" calcext:value-type="string">
            <text:p>N/A</text:p>
          </table:table-cell>
          <table:table-cell table:style-name="ce84"/>
          <table:table-cell table:style-name="ce160" table:number-columns-repeated="2"/>
          <table:table-cell table:style-name="ce34" office:value-type="string" calcext:value-type="string">
            <text:p>added to Dually/Flexy Dually?</text:p>
          </table:table-cell>
          <table:table-cell table:style-name="ce61" table:number-columns-repeated="1007"/>
        </table:table-row>
        <table:table-row table:style-name="ro5">
          <table:table-cell table:style-name="ce33" office:value-type="string" calcext:value-type="string">
            <text:p>Mechanical</text:p>
          </table:table-cell>
          <table:table-cell table:style-name="ce51" office:value-type="string" calcext:value-type="string">
            <text:p>HD-RD0004</text:p>
          </table:table-cell>
          <table:table-cell table:style-name="ce51" office:value-type="string" calcext:value-type="string">
            <text:p>8mm smooth rod x 18-19mm, Stainless Steel</text:p>
          </table:table-cell>
          <table:table-cell table:style-name="ce84" table:number-columns-repeated="2"/>
          <table:table-cell table:style-name="ce85" office:value-type="string" calcext:value-type="string">
            <text:p>IGUS</text:p>
          </table:table-cell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5" office:value-type="string" calcext:value-type="string">
            <text:p>ea</text:p>
          </table:table-cell>
          <table:table-cell table:style-name="ce121" office:value-type="currency" office:currency="USD" office:value="1.5" calcext:value-type="currency">
            <text:p>$1.50</text:p>
          </table:table-cell>
          <table:table-cell table:style-name="ce137" table:formula="of:=SUM([.J18]*[.H18])" office:value-type="float" office:value="1.5" calcext:value-type="float">
            <text:p>$1.50</text:p>
          </table:table-cell>
          <table:table-cell table:style-name="ce145" table:formula="of:=([.$L$2]*[.H18])" office:value-type="float" office:value="200" calcext:value-type="float">
            <text:p>200</text:p>
          </table:table-cell>
          <table:table-cell table:style-name="ce84" office:value-type="string" calcext:value-type="string">
            <text:p>PO15063</text:p>
          </table:table-cell>
          <table:table-cell table:style-name="ce84"/>
          <table:table-cell table:style-name="ce160" office:value-type="date" office:date-value="2016-08-12" calcext:value-type="date">
            <text:p>08/12/16</text:p>
          </table:table-cell>
          <table:table-cell table:style-name="ce160" office:value-type="date" office:date-value="2016-09-02" calcext:value-type="date">
            <text:p>09/02/16</text:p>
          </table:table-cell>
          <table:table-cell table:style-name="ce173" office:value-type="string" calcext:value-type="string">
            <text:p>Combined MO16-0059 and MO160060 ~AS</text:p>
          </table:table-cell>
          <table:table-cell table:style-name="ce61" table:number-columns-repeated="1007"/>
        </table:table-row>
        <table:table-row table:style-name="ro5">
          <table:table-cell table:style-name="ce38" office:value-type="string" calcext:value-type="string">
            <text:p>Electronic</text:p>
          </table:table-cell>
          <table:table-cell table:style-name="ce57" office:value-type="string" calcext:value-type="string">
            <text:p>EL-MS0247</text:p>
          </table:table-cell>
          <table:table-cell table:style-name="ce57" office:value-type="string" calcext:value-type="string">
            <text:p>Heat Shrink Tubing – 0.19-0.09 – Black, 100'</text:p>
          </table:table-cell>
          <table:table-cell table:style-name="ce88"/>
          <table:table-cell table:style-name="ce100"/>
          <table:table-cell table:style-name="ce88" office:value-type="string" calcext:value-type="string">
            <text:p>Electronics Distributors Corp (Distrubutor for Advanced Cable Tie) </text:p>
          </table:table-cell>
          <table:table-cell table:style-name="ce88" office:value-type="string" calcext:value-type="string">
            <text:p>88-01870</text:p>
          </table:table-cell>
          <table:table-cell table:style-name="ce89" office:value-type="float" office:value="55" calcext:value-type="float">
            <text:p>55</text:p>
          </table:table-cell>
          <table:table-cell table:style-name="ce89" office:value-type="string" calcext:value-type="string">
            <text:p>mm</text:p>
          </table:table-cell>
          <table:table-cell table:style-name="ce126" table:formula="of:=22.08/30480" office:value-type="currency" office:currency="USD" office:value="0.000724409448818898" calcext:value-type="currency">
            <text:p>$0.00</text:p>
          </table:table-cell>
          <table:table-cell table:style-name="ce137" table:formula="of:=SUM([.J19]*[.H19])" office:value-type="float" office:value="0.0398425196850394" calcext:value-type="float">
            <text:p>$0.04</text:p>
          </table:table-cell>
          <table:table-cell table:style-name="ce145" table:formula="of:=([.$L$2]*[.H19])" office:value-type="float" office:value="11000" calcext:value-type="float">
            <text:p>11000</text:p>
          </table:table-cell>
          <table:table-cell table:style-name="ce153" office:value-type="string" calcext:value-type="string">
            <text:p>PO15064</text:p>
          </table:table-cell>
          <table:table-cell table:style-name="ce153"/>
          <table:table-cell table:style-name="ce161" office:value-type="date" office:date-value="2016-08-12" calcext:value-type="date">
            <text:p>08/12/16</text:p>
          </table:table-cell>
          <table:table-cell table:style-name="ce161" office:value-type="date" office:date-value="2016-08-19" calcext:value-type="date">
            <text:p>08/19/16</text:p>
          </table:table-cell>
          <table:table-cell table:style-name="ce173" office:value-type="string" calcext:value-type="string">
            <text:p>Combined MO16-0059 and MO160060 ~AS</text:p>
          </table:table-cell>
          <table:table-cell table:style-name="ce61" table:number-columns-repeated="1007"/>
        </table:table-row>
        <table:table-row table:style-name="ro5">
          <table:table-cell table:style-name="ce39"/>
          <table:table-cell table:style-name="ce58"/>
          <table:table-cell table:style-name="ce70"/>
          <table:table-cell table:style-name="ce89" table:number-columns-repeated="2"/>
          <table:table-cell table:style-name="ce85"/>
          <table:table-cell table:style-name="ce89" table:number-columns-repeated="3"/>
          <table:table-cell table:style-name="ce127"/>
          <table:table-cell table:style-name="ce137"/>
          <table:table-cell table:style-name="ce145"/>
          <table:table-cell table:style-name="ce84" table:number-columns-repeated="4"/>
          <table:table-cell table:style-name="ce41"/>
          <table:table-cell table:style-name="ce61" table:number-columns-repeated="1007"/>
        </table:table-row>
        <table:table-row table:style-name="ro7">
          <table:table-cell table:style-name="ce34" office:value-type="string" calcext:value-type="string">
            <text:p>Electronic</text:p>
          </table:table-cell>
          <table:table-cell table:style-name="ce59" office:value-type="string" calcext:value-type="string">
            <text:p>EL-FA0020</text:p>
          </table:table-cell>
          <table:table-cell table:style-name="ce71" office:value-type="string" calcext:value-type="string">
            <text:p>RFB2008 Micro Blower, 30 AWG wire 250mm long</text:p>
          </table:table-cell>
          <table:table-cell table:style-name="ce90" table:number-columns-repeated="2"/>
          <table:table-cell table:style-name="ce90" office:value-type="string" calcext:value-type="string">
            <text:p>Pelonis</text:p>
          </table:table-cell>
          <table:table-cell table:style-name="ce90" office:value-type="float" office:value="33333333333" calcext:value-type="float">
            <text:p>33333333333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ea</text:p>
          </table:table-cell>
          <table:table-cell table:style-name="ce122" office:value-type="currency" office:currency="USD" office:value="6.68" calcext:value-type="currency">
            <text:p>$6.68</text:p>
          </table:table-cell>
          <table:table-cell table:style-name="ce140" table:formula="of:=[.H21]*[.J21]" office:value-type="currency" office:currency="USD" office:value="6.68" calcext:value-type="currency">
            <text:p>$6.68</text:p>
          </table:table-cell>
          <table:table-cell table:style-name="ce145" table:formula="of:=([.$L$2]*[.H21])" office:value-type="float" office:value="200" calcext:value-type="float">
            <text:p>200</text:p>
          </table:table-cell>
          <table:table-cell table:style-name="ce153" office:value-type="string" calcext:value-type="string">
            <text:p>PO15049</text:p>
          </table:table-cell>
          <table:table-cell table:style-name="ce153"/>
          <table:table-cell table:style-name="ce161" office:value-type="date" office:date-value="2016-08-11" calcext:value-type="date">
            <text:p>08/11/16</text:p>
          </table:table-cell>
          <table:table-cell table:style-name="ce161" office:value-type="date" office:date-value="2016-09-15" calcext:value-type="date">
            <text:p>09/15/16</text:p>
          </table:table-cell>
          <table:table-cell table:style-name="ce174" office:value-type="string" calcext:value-type="string">
            <text:p>Added fans for MO16-0059 &amp; MO16-0060 together ~AS</text:p>
          </table:table-cell>
          <table:table-cell table:style-name="ce61" table:number-columns-repeated="1007"/>
        </table:table-row>
        <table:table-row table:style-name="ro7">
          <table:table-cell table:style-name="ce34"/>
          <table:table-cell table:style-name="ce59"/>
          <table:table-cell table:style-name="ce72"/>
          <table:table-cell table:style-name="ce90" table:number-columns-repeated="6"/>
          <table:table-cell table:style-name="ce122"/>
          <table:table-cell table:style-name="ce140"/>
          <table:table-cell table:style-name="ce145"/>
          <table:table-cell table:style-name="ce84" table:number-columns-repeated="4"/>
          <table:table-cell table:style-name="ce41"/>
          <table:table-cell table:style-name="ce61" table:number-columns-repeated="1007"/>
        </table:table-row>
        <table:table-row table:style-name="ro5">
          <table:table-cell table:style-name="ce40" office:value-type="string" calcext:value-type="string">
            <text:p>Hardware</text:p>
          </table:table-cell>
          <table:table-cell table:style-name="ce60" office:value-type="string" calcext:value-type="string">
            <text:p>HE-SH0031</text:p>
          </table:table-cell>
          <table:table-cell table:style-name="ce60" office:value-type="string" calcext:value-type="string">
            <text:p>Hexagon Hotend, Lulzbot Edition, 3.0mm Filament, 0.5mm nozzle</text:p>
          </table:table-cell>
          <table:table-cell table:style-name="ce91" table:number-columns-repeated="2"/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ea</text:p>
          </table:table-cell>
          <table:table-cell table:style-name="ce128" office:value-type="currency" office:currency="USD" office:value="23" calcext:value-type="currency">
            <text:p>$23.00</text:p>
          </table:table-cell>
          <table:table-cell table:style-name="ce137" table:formula="of:=SUM([.J23]*[.H23])" office:value-type="float" office:value="23" calcext:value-type="float">
            <text:p>$23.00</text:p>
          </table:table-cell>
          <table:table-cell table:style-name="ce145"/>
          <table:table-cell table:style-name="ce84" table:number-columns-repeated="2"/>
          <table:table-cell table:style-name="ce160" table:number-columns-repeated="2"/>
          <table:table-cell table:style-name="ce44"/>
          <table:table-cell table:style-name="ce61" table:number-columns-repeated="1007"/>
        </table:table-row>
        <table:table-row table:style-name="ro5">
          <table:table-cell table:style-name="ce40"/>
          <table:table-cell table:style-name="ce60" office:value-type="string" calcext:value-type="string">
            <text:p>PP-MP0133</text:p>
          </table:table-cell>
          <table:table-cell table:style-name="ce60" office:value-type="string" calcext:value-type="string">
            <text:p>AO-Hex Heatsink for 3mm Filament </text:p>
          </table:table-cell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ea</text:p>
          </table:table-cell>
          <table:table-cell table:style-name="ce128"/>
          <table:table-cell table:style-name="ce137"/>
          <table:table-cell table:style-name="ce145" table:formula="of:=([.$L$2]*[.H24])" office:value-type="float" office:value="200" calcext:value-type="float">
            <text:p>200</text:p>
          </table:table-cell>
          <table:table-cell table:style-name="ce84" office:value-type="string" calcext:value-type="string">
            <text:p>PO15048</text:p>
          </table:table-cell>
          <table:table-cell table:style-name="ce84"/>
          <table:table-cell table:style-name="ce160" office:value-type="date" office:date-value="2016-08-11" calcext:value-type="date">
            <text:p>08/11/16</text:p>
          </table:table-cell>
          <table:table-cell table:style-name="ce160" office:value-type="date" office:date-value="2016-09-15" calcext:value-type="date">
            <text:p>09/15/16</text:p>
          </table:table-cell>
          <table:table-cell table:style-name="ce174" office:value-type="string" calcext:value-type="string">
            <text:p>Added hot ends for MO16-0059 &amp; MO16-0060 together ~AS</text:p>
          </table:table-cell>
          <table:table-cell table:style-name="ce61" table:number-columns-repeated="1007"/>
        </table:table-row>
        <table:table-row table:style-name="ro5">
          <table:table-cell table:style-name="ce40"/>
          <table:table-cell table:style-name="ce60" office:value-type="string" calcext:value-type="string">
            <text:p>PP-MP0134</text:p>
          </table:table-cell>
          <table:table-cell table:style-name="ce60" office:value-type="string" calcext:value-type="string">
            <text:p>AO-Hex Heater Bblock with Holes for Retention Plate and Hexagon Logo Laser Etched on Front </text:p>
          </table:table-cell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ea</text:p>
          </table:table-cell>
          <table:table-cell table:style-name="ce128"/>
          <table:table-cell table:style-name="ce137"/>
          <table:table-cell table:style-name="ce145" table:formula="of:=([.$L$2]*[.H25])" office:value-type="float" office:value="200" calcext:value-type="float">
            <text:p>200</text:p>
          </table:table-cell>
          <table:table-cell table:style-name="ce84" office:value-type="string" calcext:value-type="string">
            <text:p>PO15048</text:p>
          </table:table-cell>
          <table:table-cell table:style-name="ce84"/>
          <table:table-cell table:style-name="ce160" office:value-type="date" office:date-value="2016-08-11" calcext:value-type="date">
            <text:p>08/11/16</text:p>
          </table:table-cell>
          <table:table-cell table:style-name="ce160" office:value-type="date" office:date-value="2016-09-15" calcext:value-type="date">
            <text:p>09/15/16</text:p>
          </table:table-cell>
          <table:table-cell table:style-name="ce174" office:value-type="string" calcext:value-type="string">
            <text:p>Added hot ends for MO16-0059 &amp; MO16-0060 together ~AS</text:p>
          </table:table-cell>
          <table:table-cell table:style-name="ce61" table:number-columns-repeated="1007"/>
        </table:table-row>
        <table:table-row table:style-name="ro5">
          <table:table-cell table:style-name="ce40"/>
          <table:table-cell table:style-name="ce60" office:value-type="string" calcext:value-type="string">
            <text:p>PP-MP0135</text:p>
          </table:table-cell>
          <table:table-cell table:style-name="ce60" office:value-type="string" calcext:value-type="string">
            <text:p>0.5mm Nozzle for 3mm Filament</text:p>
          </table:table-cell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ea</text:p>
          </table:table-cell>
          <table:table-cell table:style-name="ce128"/>
          <table:table-cell table:style-name="ce137"/>
          <table:table-cell table:style-name="ce145" table:formula="of:=([.$L$2]*[.H26])" office:value-type="float" office:value="200" calcext:value-type="float">
            <text:p>200</text:p>
          </table:table-cell>
          <table:table-cell table:style-name="ce84" office:value-type="string" calcext:value-type="string">
            <text:p>PO15048</text:p>
          </table:table-cell>
          <table:table-cell table:style-name="ce84"/>
          <table:table-cell table:style-name="ce160" office:value-type="date" office:date-value="2016-08-11" calcext:value-type="date">
            <text:p>08/11/16</text:p>
          </table:table-cell>
          <table:table-cell table:style-name="ce160" office:value-type="date" office:date-value="2016-09-15" calcext:value-type="date">
            <text:p>09/15/16</text:p>
          </table:table-cell>
          <table:table-cell table:style-name="ce174" office:value-type="string" calcext:value-type="string">
            <text:p>Added hot ends for MO16-0059 &amp; MO16-0060 together ~AS</text:p>
          </table:table-cell>
          <table:table-cell table:style-name="ce61" table:number-columns-repeated="1007"/>
        </table:table-row>
        <table:table-row table:style-name="ro5">
          <table:table-cell table:style-name="ce40"/>
          <table:table-cell table:style-name="ce60" office:value-type="string" calcext:value-type="string">
            <text:p>EL-TH0011 </text:p>
          </table:table-cell>
          <table:table-cell table:style-name="ce60" office:value-type="string" calcext:value-type="string">
            <text:p>Semitec GT2 Thermistor (100kOhm type) Thermistor needs 23cm leads with no connectors on end</text:p>
          </table:table-cell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ea</text:p>
          </table:table-cell>
          <table:table-cell table:style-name="ce128"/>
          <table:table-cell table:style-name="ce137"/>
          <table:table-cell table:style-name="ce145" table:formula="of:=([.$L$2]*[.H27])" office:value-type="float" office:value="200" calcext:value-type="float">
            <text:p>200</text:p>
          </table:table-cell>
          <table:table-cell table:style-name="ce84" office:value-type="string" calcext:value-type="string">
            <text:p>PO15048</text:p>
          </table:table-cell>
          <table:table-cell table:style-name="ce84"/>
          <table:table-cell table:style-name="ce160" office:value-type="date" office:date-value="2016-08-11" calcext:value-type="date">
            <text:p>08/11/16</text:p>
          </table:table-cell>
          <table:table-cell table:style-name="ce160" office:value-type="date" office:date-value="2016-09-15" calcext:value-type="date">
            <text:p>09/15/16</text:p>
          </table:table-cell>
          <table:table-cell table:style-name="ce174" office:value-type="string" calcext:value-type="string">
            <text:p>Added hot ends for MO16-0059 &amp; MO16-0060 together ~AS</text:p>
          </table:table-cell>
          <table:table-cell table:style-name="ce61" table:number-columns-repeated="1007"/>
        </table:table-row>
        <table:table-row table:style-name="ro5">
          <table:table-cell table:style-name="ce40"/>
          <table:table-cell table:style-name="ce60" office:value-type="string" calcext:value-type="string">
            <text:p>EL-MS0377</text:p>
          </table:table-cell>
          <table:table-cell table:style-name="ce60" office:value-type="string" calcext:value-type="string">
            <text:p>Heater cartridge 24V 30W Heater Cartridge needs 23cm leads with no connectors on end</text:p>
          </table:table-cell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ea</text:p>
          </table:table-cell>
          <table:table-cell table:style-name="ce128"/>
          <table:table-cell table:style-name="ce137"/>
          <table:table-cell table:style-name="ce145" table:formula="of:=([.$L$2]*[.H28])" office:value-type="float" office:value="200" calcext:value-type="float">
            <text:p>200</text:p>
          </table:table-cell>
          <table:table-cell table:style-name="ce84" office:value-type="string" calcext:value-type="string">
            <text:p>PO15048</text:p>
          </table:table-cell>
          <table:table-cell table:style-name="ce84"/>
          <table:table-cell table:style-name="ce160" office:value-type="date" office:date-value="2016-08-11" calcext:value-type="date">
            <text:p>08/11/16</text:p>
          </table:table-cell>
          <table:table-cell table:style-name="ce160" office:value-type="date" office:date-value="2016-09-15" calcext:value-type="date">
            <text:p>09/15/16</text:p>
          </table:table-cell>
          <table:table-cell table:style-name="ce174" office:value-type="string" calcext:value-type="string">
            <text:p>Added hot ends for MO16-0059 &amp; MO16-0060 together ~AS</text:p>
          </table:table-cell>
          <table:table-cell table:style-name="ce61" table:number-columns-repeated="1007"/>
        </table:table-row>
        <table:table-row table:style-name="ro5">
          <table:table-cell table:style-name="ce40"/>
          <table:table-cell table:style-name="ce60" office:value-type="string" calcext:value-type="string">
            <text:p>PP-MP0136</text:p>
          </table:table-cell>
          <table:table-cell table:style-name="ce60" office:value-type="string" calcext:value-type="string">
            <text:p>Thermistor Retention Plate</text:p>
          </table:table-cell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ea</text:p>
          </table:table-cell>
          <table:table-cell table:style-name="ce128"/>
          <table:table-cell table:style-name="ce137"/>
          <table:table-cell table:style-name="ce145" table:formula="of:=([.$L$2]*[.H29])" office:value-type="float" office:value="200" calcext:value-type="float">
            <text:p>200</text:p>
          </table:table-cell>
          <table:table-cell table:style-name="ce84" office:value-type="string" calcext:value-type="string">
            <text:p>PO15048</text:p>
          </table:table-cell>
          <table:table-cell table:style-name="ce84"/>
          <table:table-cell table:style-name="ce160" office:value-type="date" office:date-value="2016-08-11" calcext:value-type="date">
            <text:p>08/11/16</text:p>
          </table:table-cell>
          <table:table-cell table:style-name="ce160" office:value-type="date" office:date-value="2016-09-15" calcext:value-type="date">
            <text:p>09/15/16</text:p>
          </table:table-cell>
          <table:table-cell table:style-name="ce174" office:value-type="string" calcext:value-type="string">
            <text:p>Added hot ends for MO16-0059 &amp; MO16-0060 together ~AS</text:p>
          </table:table-cell>
          <table:table-cell table:style-name="ce61" table:number-columns-repeated="1007"/>
        </table:table-row>
        <table:table-row table:style-name="ro5">
          <table:table-cell table:style-name="ce40"/>
          <table:table-cell table:style-name="ce60" office:value-type="string" calcext:value-type="string">
            <text:p>PP-MP0137</text:p>
          </table:table-cell>
          <table:table-cell table:style-name="ce60" office:value-type="string" calcext:value-type="string">
            <text:p>Standard Hexagon Mount Plate</text:p>
          </table:table-cell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ea</text:p>
          </table:table-cell>
          <table:table-cell table:style-name="ce128"/>
          <table:table-cell table:style-name="ce137"/>
          <table:table-cell table:style-name="ce145" table:formula="of:=([.$L$2]*[.H30])" office:value-type="float" office:value="200" calcext:value-type="float">
            <text:p>200</text:p>
          </table:table-cell>
          <table:table-cell table:style-name="ce84" office:value-type="string" calcext:value-type="string">
            <text:p>PO15048</text:p>
          </table:table-cell>
          <table:table-cell table:style-name="ce84"/>
          <table:table-cell table:style-name="ce160" office:value-type="date" office:date-value="2016-08-11" calcext:value-type="date">
            <text:p>08/11/16</text:p>
          </table:table-cell>
          <table:table-cell table:style-name="ce160" office:value-type="date" office:date-value="2016-09-15" calcext:value-type="date">
            <text:p>09/15/16</text:p>
          </table:table-cell>
          <table:table-cell table:style-name="ce174" office:value-type="string" calcext:value-type="string">
            <text:p>Added hot ends for MO16-0059 &amp; MO16-0060 together ~AS</text:p>
          </table:table-cell>
          <table:table-cell table:style-name="ce61" table:number-columns-repeated="1007"/>
        </table:table-row>
        <table:table-row table:style-name="ro5">
          <table:table-cell table:style-name="ce40"/>
          <table:table-cell table:style-name="ce60" office:value-type="string" calcext:value-type="string">
            <text:p>HD-BT0172</text:p>
          </table:table-cell>
          <table:table-cell table:style-name="ce60" office:value-type="string" calcext:value-type="string">
            <text:p>M3 x4 Setscrew (Heater Cartridge Set Screw) </text:p>
          </table:table-cell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ea</text:p>
          </table:table-cell>
          <table:table-cell table:style-name="ce128"/>
          <table:table-cell table:style-name="ce137"/>
          <table:table-cell table:style-name="ce145" table:formula="of:=([.$L$2]*[.H31])" office:value-type="float" office:value="200" calcext:value-type="float">
            <text:p>200</text:p>
          </table:table-cell>
          <table:table-cell table:style-name="ce84" office:value-type="string" calcext:value-type="string">
            <text:p>PO15048</text:p>
          </table:table-cell>
          <table:table-cell table:style-name="ce84"/>
          <table:table-cell table:style-name="ce160" office:value-type="date" office:date-value="2016-08-11" calcext:value-type="date">
            <text:p>08/11/16</text:p>
          </table:table-cell>
          <table:table-cell table:style-name="ce160" office:value-type="date" office:date-value="2016-09-15" calcext:value-type="date">
            <text:p>09/15/16</text:p>
          </table:table-cell>
          <table:table-cell table:style-name="ce174" office:value-type="string" calcext:value-type="string">
            <text:p>Added hot ends for MO16-0059 &amp; MO16-0060 together ~AS</text:p>
          </table:table-cell>
          <table:table-cell table:style-name="ce61" table:number-columns-repeated="1007"/>
        </table:table-row>
        <table:table-row table:style-name="ro5">
          <table:table-cell table:style-name="ce40"/>
          <table:table-cell table:style-name="ce60" office:value-type="string" calcext:value-type="string">
            <text:p>HD-BT0173</text:p>
          </table:table-cell>
          <table:table-cell table:style-name="ce60" office:value-type="string" calcext:value-type="string">
            <text:p>Heat Sink Set Screw (M2 x 6 SHCS)</text:p>
          </table:table-cell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ea</text:p>
          </table:table-cell>
          <table:table-cell table:style-name="ce128"/>
          <table:table-cell table:style-name="ce137"/>
          <table:table-cell table:style-name="ce145" table:formula="of:=([.$L$2]*[.H32])" office:value-type="float" office:value="200" calcext:value-type="float">
            <text:p>200</text:p>
          </table:table-cell>
          <table:table-cell table:style-name="ce84" office:value-type="string" calcext:value-type="string">
            <text:p>PO15048</text:p>
          </table:table-cell>
          <table:table-cell table:style-name="ce84"/>
          <table:table-cell table:style-name="ce160" office:value-type="date" office:date-value="2016-08-11" calcext:value-type="date">
            <text:p>08/11/16</text:p>
          </table:table-cell>
          <table:table-cell table:style-name="ce160" office:value-type="date" office:date-value="2016-09-15" calcext:value-type="date">
            <text:p>09/15/16</text:p>
          </table:table-cell>
          <table:table-cell table:style-name="ce174" office:value-type="string" calcext:value-type="string">
            <text:p>Added hot ends for MO16-0059 &amp; MO16-0060 together ~AS</text:p>
          </table:table-cell>
          <table:table-cell table:style-name="ce61" table:number-columns-repeated="1007"/>
        </table:table-row>
        <table:table-row table:style-name="ro5">
          <table:table-cell table:style-name="ce40"/>
          <table:table-cell table:style-name="ce60" table:number-columns-repeated="2"/>
          <table:table-cell table:style-name="ce91" table:number-columns-repeated="6"/>
          <table:table-cell table:style-name="ce128"/>
          <table:table-cell table:style-name="ce137"/>
          <table:table-cell table:style-name="ce145"/>
          <table:table-cell table:style-name="ce84" table:number-columns-repeated="4"/>
          <table:table-cell table:style-name="ce41"/>
          <table:table-cell table:style-name="ce61" table:number-columns-repeated="1007"/>
        </table:table-row>
        <table:table-row table:style-name="ro5">
          <table:table-cell table:style-name="ce39" office:value-type="string" calcext:value-type="string">
            <text:p>Electronic</text:p>
          </table:table-cell>
          <table:table-cell table:style-name="ce52" office:value-type="string" calcext:value-type="string">
            <text:p>EL-MT0001</text:p>
          </table:table-cell>
          <table:table-cell table:style-name="ce52" office:value-type="string" calcext:value-type="string">
            <text:p>NEMA 17 Stepper Motors</text:p>
          </table:table-cell>
          <table:table-cell table:style-name="ce85" office:value-type="string" calcext:value-type="string">
            <text:p>FTX</text:p>
          </table:table-cell>
          <table:table-cell table:style-name="ce85" office:value-type="string" calcext:value-type="string">
            <text:p>SY42STH47-1504A</text:p>
          </table:table-cell>
          <table:table-cell table:style-name="ce85" office:value-type="string" calcext:value-type="string">
            <text:p>FTX</text:p>
          </table:table-cell>
          <table:table-cell table:style-name="ce85" office:value-type="string" calcext:value-type="string">
            <text:p>SY42STH47-1504A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string" calcext:value-type="string">
            <text:p>ea</text:p>
          </table:table-cell>
          <table:table-cell table:style-name="ce122" office:value-type="currency" office:currency="USD" office:value="7.5" calcext:value-type="currency">
            <text:p>$7.50</text:p>
          </table:table-cell>
          <table:table-cell table:style-name="ce137" table:formula="of:=SUM([.J34]*[.H34])" office:value-type="float" office:value="7.5" calcext:value-type="float">
            <text:p>$7.50</text:p>
          </table:table-cell>
          <table:table-cell table:style-name="ce145" table:formula="of:=([.$L$2]*[.H34])" office:value-type="float" office:value="200" calcext:value-type="float">
            <text:p>200</text:p>
          </table:table-cell>
          <table:table-cell table:style-name="ce84" table:number-columns-repeated="4"/>
          <table:table-cell table:style-name="ce173"/>
          <table:table-cell table:style-name="ce61" table:number-columns-repeated="1007"/>
        </table:table-row>
        <table:table-row table:style-name="ro5">
          <table:table-cell table:style-name="ce39"/>
          <table:table-cell table:style-name="ce52" table:number-columns-repeated="2"/>
          <table:table-cell table:style-name="ce92" table:number-columns-repeated="2"/>
          <table:table-cell table:style-name="ce85" table:number-columns-repeated="4"/>
          <table:table-cell table:style-name="ce122"/>
          <table:table-cell table:style-name="ce137"/>
          <table:table-cell table:style-name="ce145"/>
          <table:table-cell table:style-name="ce84" table:number-columns-repeated="4"/>
          <table:table-cell table:style-name="ce41"/>
          <table:table-cell table:style-name="ce61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61" office:value-type="string" calcext:value-type="string">
            <text:p>HD-BT0012</text:p>
          </table:table-cell>
          <table:table-cell table:style-name="ce61" office:value-type="string" calcext:value-type="string">
            <text:p>M3 set screw</text:p>
          </table:table-cell>
          <table:table-cell table:style-name="ce84" office:value-type="string" calcext:value-type="string">
            <text:p>Fastenal </text:p>
          </table:table-cell>
          <table:table-cell table:style-name="ce101" office:value-type="float" office:value="40818" calcext:value-type="float">
            <text:p>40818</text:p>
          </table:table-cell>
          <table:table-cell table:style-name="ce84" office:value-type="string" calcext:value-type="string">
            <text:p>Fastenal </text:p>
          </table:table-cell>
          <table:table-cell table:style-name="ce101" office:value-type="float" office:value="40818" calcext:value-type="float">
            <text:p>40818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018" calcext:value-type="currency">
            <text:p>$0.02</text:p>
          </table:table-cell>
          <table:table-cell table:style-name="ce137" table:formula="of:=SUM([.J36]*[.H36])" office:value-type="float" office:value="0.018" calcext:value-type="float">
            <text:p>$0.02</text:p>
          </table:table-cell>
          <table:table-cell table:style-name="ce145" table:formula="of:=([.$L$2]*[.H36])" office:value-type="float" office:value="200" calcext:value-type="float">
            <text:p>200</text:p>
          </table:table-cell>
          <table:table-cell table:style-name="ce154" office:value-type="string" calcext:value-type="string">
            <text:p>PO15060</text:p>
          </table:table-cell>
          <table:table-cell table:style-name="ce154" office:value-type="string" calcext:value-type="string">
            <text:p>PO14721</text:p>
          </table:table-cell>
          <table:table-cell table:style-name="ce162" office:value-type="date" office:date-value="2016-08-12" calcext:value-type="date">
            <text:p>08/12/16</text:p>
          </table:table-cell>
          <table:table-cell table:style-name="ce162" office:value-type="date" office:date-value="2016-08-19" calcext:value-type="date">
            <text:p>08/19/16</text:p>
          </table:table-cell>
          <table:table-cell table:style-name="ce173" office:value-type="string" calcext:value-type="string">
            <text:p>Combined MO16-0059 and MO160060 ~AS</text:p>
          </table:table-cell>
          <table:table-cell table:style-name="ce61" table:number-columns-repeated="1007"/>
        </table:table-row>
        <table:table-row table:style-name="ro7">
          <table:table-cell table:style-name="ce42" office:value-type="string" calcext:value-type="string">
            <text:p>Hardware</text:p>
          </table:table-cell>
          <table:table-cell table:style-name="ce62" office:value-type="string" calcext:value-type="string">
            <text:p>HD-BT0104</text:p>
          </table:table-cell>
          <table:table-cell table:style-name="ce73" office:value-type="string" calcext:value-type="string">
            <text:p>M3 x 8 Bolt, BHCS, SST</text:p>
          </table:table-cell>
          <table:table-cell table:style-name="ce93" office:value-type="string" calcext:value-type="string">
            <text:p>Fastenal </text:p>
          </table:table-cell>
          <table:table-cell table:style-name="ce102" office:value-type="string" calcext:value-type="string">
            <text:p>MB2510008A20000</text:p>
          </table:table-cell>
          <table:table-cell table:style-name="ce93" office:value-type="string" calcext:value-type="string">
            <text:p>Fastenal </text:p>
          </table:table-cell>
          <table:table-cell table:style-name="ce102" office:value-type="string" calcext:value-type="string">
            <text:p>MB2510008A2000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string" calcext:value-type="string">
            <text:p>ea</text:p>
          </table:table-cell>
          <table:table-cell table:style-name="ce129" office:value-type="currency" office:currency="USD" office:value="0.0882" calcext:value-type="currency">
            <text:p>$0.09</text:p>
          </table:table-cell>
          <table:table-cell table:style-name="ce137" table:formula="of:=SUM([.J37]*[.H37])" office:value-type="float" office:value="0.0882" calcext:value-type="float">
            <text:p>$0.09</text:p>
          </table:table-cell>
          <table:table-cell table:style-name="ce145" table:formula="of:=([.$L$2]*[.H37])" office:value-type="float" office:value="200" calcext:value-type="float">
            <text:p>200</text:p>
          </table:table-cell>
          <table:table-cell table:style-name="ce154" office:value-type="string" calcext:value-type="string">
            <text:p>PO15060</text:p>
          </table:table-cell>
          <table:table-cell table:style-name="ce154" office:value-type="string" calcext:value-type="string">
            <text:p>PO14721</text:p>
          </table:table-cell>
          <table:table-cell table:style-name="ce162" office:value-type="date" office:date-value="2016-08-12" calcext:value-type="date">
            <text:p>08/12/16</text:p>
          </table:table-cell>
          <table:table-cell table:style-name="ce162" office:value-type="date" office:date-value="2016-08-19" calcext:value-type="date">
            <text:p>08/19/16</text:p>
          </table:table-cell>
          <table:table-cell table:style-name="ce173" office:value-type="string" calcext:value-type="string">
            <text:p>Combined MO16-0059 and MO160060 ~AS</text:p>
          </table:table-cell>
          <table:table-cell table:style-name="ce61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BT0039</text:p>
          </table:table-cell>
          <table:table-cell table:style-name="ce52" office:value-type="string" calcext:value-type="string">
            <text:p>M3 x 12 Bolt, SHCS Black-Oxide</text:p>
          </table:table-cell>
          <table:table-cell table:style-name="ce84" office:value-type="string" calcext:value-type="string">
            <text:p>Fastenal </text:p>
          </table:table-cell>
          <table:table-cell table:style-name="ce103" office:value-type="float" office:value="39505" calcext:value-type="float">
            <text:p>39505</text:p>
          </table:table-cell>
          <table:table-cell table:style-name="ce84" office:value-type="string" calcext:value-type="string">
            <text:p>Fastenal </text:p>
          </table:table-cell>
          <table:table-cell table:style-name="ce103" office:value-type="float" office:value="39505" calcext:value-type="float">
            <text:p>39505</text:p>
          </table:table-cell>
          <table:table-cell table:style-name="ce84" office:value-type="float" office:value="9" calcext:value-type="float">
            <text:p>9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0116" calcext:value-type="currency">
            <text:p>$0.01</text:p>
          </table:table-cell>
          <table:table-cell table:style-name="ce137" table:formula="of:=SUM([.J38]*[.H38])" office:value-type="float" office:value="0.1044" calcext:value-type="float">
            <text:p>$0.10</text:p>
          </table:table-cell>
          <table:table-cell table:style-name="ce145" table:formula="of:=([.$L$2]*[.H38])" office:value-type="float" office:value="1800" calcext:value-type="float">
            <text:p>1800</text:p>
          </table:table-cell>
          <table:table-cell table:style-name="ce154" office:value-type="string" calcext:value-type="string">
            <text:p>PO15060</text:p>
          </table:table-cell>
          <table:table-cell table:style-name="ce154" office:value-type="string" calcext:value-type="string">
            <text:p>PO14721</text:p>
          </table:table-cell>
          <table:table-cell table:style-name="ce162" office:value-type="date" office:date-value="2016-08-12" calcext:value-type="date">
            <text:p>08/12/16</text:p>
          </table:table-cell>
          <table:table-cell table:style-name="ce162" office:value-type="date" office:date-value="2016-08-19" calcext:value-type="date">
            <text:p>08/19/16</text:p>
          </table:table-cell>
          <table:table-cell table:style-name="ce173" office:value-type="string" calcext:value-type="string">
            <text:p>Combined MO16-0059 and MO160060 ~AS</text:p>
          </table:table-cell>
          <table:table-cell table:style-name="ce61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BT0041</text:p>
          </table:table-cell>
          <table:table-cell table:style-name="ce52" office:value-type="string" calcext:value-type="string">
            <text:p>M3 x 25 Bolt, SHCS Black-Oxide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39508" calcext:value-type="float">
            <text:p>39508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39508" calcext:value-type="float">
            <text:p>39508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0283" calcext:value-type="currency">
            <text:p>$0.03</text:p>
          </table:table-cell>
          <table:table-cell table:style-name="ce137" table:formula="of:=SUM([.J39]*[.H39])" office:value-type="float" office:value="0.0283" calcext:value-type="float">
            <text:p>$0.03</text:p>
          </table:table-cell>
          <table:table-cell table:style-name="ce145" table:formula="of:=([.$L$2]*[.H39])" office:value-type="float" office:value="200" calcext:value-type="float">
            <text:p>200</text:p>
          </table:table-cell>
          <table:table-cell table:style-name="ce154" office:value-type="string" calcext:value-type="string">
            <text:p>PO15060</text:p>
          </table:table-cell>
          <table:table-cell table:style-name="ce154"/>
          <table:table-cell table:style-name="ce162" office:value-type="date" office:date-value="2016-08-12" calcext:value-type="date">
            <text:p>08/12/16</text:p>
          </table:table-cell>
          <table:table-cell table:style-name="ce162" office:value-type="date" office:date-value="2016-08-19" calcext:value-type="date">
            <text:p>08/19/16</text:p>
          </table:table-cell>
          <table:table-cell table:style-name="ce173" office:value-type="string" calcext:value-type="string">
            <text:p>Combined MO16-0059 and MO160060 ~AS</text:p>
          </table:table-cell>
          <table:table-cell table:style-name="ce61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WA0001</text:p>
          </table:table-cell>
          <table:table-cell table:style-name="ce52" office:value-type="string" calcext:value-type="string">
            <text:p>M3 Washer, Steel, Zinc Plated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40352" calcext:value-type="float">
            <text:p>40352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40352" calcext:value-type="float">
            <text:p>40352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0016" calcext:value-type="currency">
            <text:p>$0.00</text:p>
          </table:table-cell>
          <table:table-cell table:style-name="ce137" table:formula="of:=SUM([.J40]*[.H40])" office:value-type="float" office:value="0.0096" calcext:value-type="float">
            <text:p>$0.01</text:p>
          </table:table-cell>
          <table:table-cell table:style-name="ce145" table:formula="of:=([.$L$2]*[.H40])" office:value-type="float" office:value="1200" calcext:value-type="float">
            <text:p>1200</text:p>
          </table:table-cell>
          <table:table-cell table:style-name="ce154" office:value-type="string" calcext:value-type="string">
            <text:p>PO15060</text:p>
          </table:table-cell>
          <table:table-cell table:style-name="ce154"/>
          <table:table-cell table:style-name="ce162" office:value-type="date" office:date-value="2016-08-12" calcext:value-type="date">
            <text:p>08/12/16</text:p>
          </table:table-cell>
          <table:table-cell table:style-name="ce162" office:value-type="date" office:date-value="2016-08-19" calcext:value-type="date">
            <text:p>08/19/16</text:p>
          </table:table-cell>
          <table:table-cell table:style-name="ce173" office:value-type="string" calcext:value-type="string">
            <text:p>Combined MO16-0059 and MO160060 ~AS</text:p>
          </table:table-cell>
          <table:table-cell table:style-name="ce61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NT0004</text:p>
          </table:table-cell>
          <table:table-cell table:style-name="ce52" office:value-type="string" calcext:value-type="string">
            <text:p>M3 Nut, Zinc Plated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40302" calcext:value-type="float">
            <text:p>40302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40302" calcext:value-type="float">
            <text:p>40302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0055" calcext:value-type="currency">
            <text:p>$0.01</text:p>
          </table:table-cell>
          <table:table-cell table:style-name="ce137" table:formula="of:=SUM([.J41]*[.H41])" office:value-type="float" office:value="0.011" calcext:value-type="float">
            <text:p>$0.01</text:p>
          </table:table-cell>
          <table:table-cell table:style-name="ce145" table:formula="of:=([.$L$2]*[.H41])" office:value-type="float" office:value="400" calcext:value-type="float">
            <text:p>400</text:p>
          </table:table-cell>
          <table:table-cell table:style-name="ce154" office:value-type="string" calcext:value-type="string">
            <text:p>PO15060</text:p>
          </table:table-cell>
          <table:table-cell table:style-name="ce154" office:value-type="string" calcext:value-type="string">
            <text:p>PO14721</text:p>
          </table:table-cell>
          <table:table-cell table:style-name="ce162" office:value-type="date" office:date-value="2016-08-12" calcext:value-type="date">
            <text:p>08/12/16</text:p>
          </table:table-cell>
          <table:table-cell table:style-name="ce162" office:value-type="date" office:date-value="2016-08-19" calcext:value-type="date">
            <text:p>08/19/16</text:p>
          </table:table-cell>
          <table:table-cell table:style-name="ce173" office:value-type="string" calcext:value-type="string">
            <text:p>Combined MO16-0059 and MO160060 ~AS</text:p>
          </table:table-cell>
          <table:table-cell table:style-name="ce61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BT0052</text:p>
          </table:table-cell>
          <table:table-cell table:style-name="ce52" office:value-type="string" calcext:value-type="string">
            <text:p>M4 x 55 Bolt, SHCS Black-Oxide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string" calcext:value-type="string">
            <text:p>ZT2530055PF0000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string" calcext:value-type="string">
            <text:p>ZT2530055PF0000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0782" calcext:value-type="currency">
            <text:p>$0.08</text:p>
          </table:table-cell>
          <table:table-cell table:style-name="ce137" table:formula="of:=SUM([.J42]*[.H42])" office:value-type="float" office:value="0.1564" calcext:value-type="float">
            <text:p>$0.16</text:p>
          </table:table-cell>
          <table:table-cell table:style-name="ce145" table:formula="of:=([.$L$2]*[.H42])" office:value-type="float" office:value="400" calcext:value-type="float">
            <text:p>400</text:p>
          </table:table-cell>
          <table:table-cell table:style-name="ce154" office:value-type="string" calcext:value-type="string">
            <text:p>PO15060</text:p>
          </table:table-cell>
          <table:table-cell table:style-name="ce154" office:value-type="string" calcext:value-type="string">
            <text:p>PO14721</text:p>
          </table:table-cell>
          <table:table-cell table:style-name="ce162" office:value-type="date" office:date-value="2016-08-12" calcext:value-type="date">
            <text:p>08/12/16</text:p>
          </table:table-cell>
          <table:table-cell table:style-name="ce162" office:value-type="date" office:date-value="2016-08-19" calcext:value-type="date">
            <text:p>08/19/16</text:p>
          </table:table-cell>
          <table:table-cell table:style-name="ce173" office:value-type="string" calcext:value-type="string">
            <text:p>Combined MO16-0059 and MO160060 ~AS</text:p>
          </table:table-cell>
          <table:table-cell table:style-name="ce61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MS0031</text:p>
          </table:table-cell>
          <table:table-cell table:style-name="ce74" office:value-type="string" calcext:value-type="string">
            <text:p>Thumb Screw Knob for M4 SHCS, Black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11102951" calcext:value-type="float">
            <text:p>11102951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11102951" calcext:value-type="float">
            <text:p>11102951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0826" calcext:value-type="currency">
            <text:p>$0.08</text:p>
          </table:table-cell>
          <table:table-cell table:style-name="ce137" table:formula="of:=SUM([.J43]*[.H43])" office:value-type="float" office:value="0.1652" calcext:value-type="float">
            <text:p>$0.17</text:p>
          </table:table-cell>
          <table:table-cell table:style-name="ce145" table:formula="of:=([.$L$2]*[.H43])" office:value-type="float" office:value="400" calcext:value-type="float">
            <text:p>400</text:p>
          </table:table-cell>
          <table:table-cell table:style-name="ce154" office:value-type="string" calcext:value-type="string">
            <text:p>N/A</text:p>
          </table:table-cell>
          <table:table-cell table:style-name="ce154" office:value-type="string" calcext:value-type="string">
            <text:p>PO14710</text:p>
          </table:table-cell>
          <table:table-cell table:style-name="ce163" table:number-columns-repeated="2"/>
          <table:table-cell table:style-name="ce67" office:value-type="string" calcext:value-type="string">
            <text:p>stock sufficient due to large minimum order qty on previous Pos ~AS</text:p>
          </table:table-cell>
          <table:table-cell table:style-name="ce61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NT0011</text:p>
          </table:table-cell>
          <table:table-cell table:style-name="ce52" office:value-type="string" calcext:value-type="string">
            <text:p>M4 Nut,Zinc-Plated Steel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40303" calcext:value-type="float">
            <text:p>40303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40303" calcext:value-type="float">
            <text:p>40303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0046" calcext:value-type="currency">
            <text:p>$0.00</text:p>
          </table:table-cell>
          <table:table-cell table:style-name="ce137" table:formula="of:=SUM([.J44]*[.H44])" office:value-type="float" office:value="0.0184" calcext:value-type="float">
            <text:p>$0.02</text:p>
          </table:table-cell>
          <table:table-cell table:style-name="ce145" table:formula="of:=([.$L$2]*[.H44])" office:value-type="float" office:value="800" calcext:value-type="float">
            <text:p>800</text:p>
          </table:table-cell>
          <table:table-cell table:style-name="ce154" office:value-type="string" calcext:value-type="string">
            <text:p>PO15060</text:p>
          </table:table-cell>
          <table:table-cell table:style-name="ce154" office:value-type="string" calcext:value-type="string">
            <text:p>PO14721</text:p>
          </table:table-cell>
          <table:table-cell table:style-name="ce162" office:value-type="date" office:date-value="2016-08-12" calcext:value-type="date">
            <text:p>08/12/16</text:p>
          </table:table-cell>
          <table:table-cell table:style-name="ce162" office:value-type="date" office:date-value="2016-08-19" calcext:value-type="date">
            <text:p>08/19/16</text:p>
          </table:table-cell>
          <table:table-cell table:style-name="ce173" office:value-type="string" calcext:value-type="string">
            <text:p>Combined MO16-0059 and MO160060 ~AS</text:p>
          </table:table-cell>
          <table:table-cell table:style-name="ce61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61" office:value-type="string" calcext:value-type="string">
            <text:p>HD-WA0005</text:p>
          </table:table-cell>
          <table:table-cell table:style-name="ce61" office:value-type="string" calcext:value-type="string">
            <text:p>M4 Washer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40353" calcext:value-type="float">
            <text:p>40353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40353" calcext:value-type="float">
            <text:p>40353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0027" calcext:value-type="currency">
            <text:p>$0.00</text:p>
          </table:table-cell>
          <table:table-cell table:style-name="ce137" table:formula="of:=SUM([.J45]*[.H45])" office:value-type="float" office:value="0.0162" calcext:value-type="float">
            <text:p>$0.02</text:p>
          </table:table-cell>
          <table:table-cell table:style-name="ce145" table:formula="of:=([.$L$2]*[.H45])" office:value-type="float" office:value="1200" calcext:value-type="float">
            <text:p>1200</text:p>
          </table:table-cell>
          <table:table-cell table:style-name="ce154" office:value-type="string" calcext:value-type="string">
            <text:p>PO15060</text:p>
          </table:table-cell>
          <table:table-cell table:style-name="ce154"/>
          <table:table-cell table:style-name="ce162" office:value-type="date" office:date-value="2016-08-12" calcext:value-type="date">
            <text:p>08/12/16</text:p>
          </table:table-cell>
          <table:table-cell table:style-name="ce162" office:value-type="date" office:date-value="2016-08-19" calcext:value-type="date">
            <text:p>08/19/16</text:p>
          </table:table-cell>
          <table:table-cell table:style-name="ce173" office:value-type="string" calcext:value-type="string">
            <text:p>Combined MO16-0059 and MO160060 ~AS</text:p>
          </table:table-cell>
          <table:table-cell table:style-name="ce61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NT0002</text:p>
          </table:table-cell>
          <table:table-cell table:style-name="ce52" office:value-type="string" calcext:value-type="string">
            <text:p>M8 Nyloc Nut, Zinc Plated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40163" calcext:value-type="float">
            <text:p>40163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40163" calcext:value-type="float">
            <text:p>40163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0321" calcext:value-type="currency">
            <text:p>$0.03</text:p>
          </table:table-cell>
          <table:table-cell table:style-name="ce137" table:formula="of:=SUM([.J46]*[.H46])" office:value-type="float" office:value="0.0321" calcext:value-type="float">
            <text:p>$0.03</text:p>
          </table:table-cell>
          <table:table-cell table:style-name="ce145" table:formula="of:=([.$L$2]*[.H46])" office:value-type="float" office:value="200" calcext:value-type="float">
            <text:p>200</text:p>
          </table:table-cell>
          <table:table-cell table:style-name="ce154" office:value-type="string" calcext:value-type="string">
            <text:p>PO15060</text:p>
          </table:table-cell>
          <table:table-cell table:style-name="ce154" office:value-type="string" calcext:value-type="string">
            <text:p>PO14721</text:p>
          </table:table-cell>
          <table:table-cell table:style-name="ce162" office:value-type="date" office:date-value="2016-08-12" calcext:value-type="date">
            <text:p>08/12/16</text:p>
          </table:table-cell>
          <table:table-cell table:style-name="ce162" office:value-type="date" office:date-value="2016-08-19" calcext:value-type="date">
            <text:p>08/19/16</text:p>
          </table:table-cell>
          <table:table-cell table:style-name="ce173" office:value-type="string" calcext:value-type="string">
            <text:p>Combined MO16-0059 and MO160060 ~AS</text:p>
          </table:table-cell>
          <table:table-cell table:style-name="ce61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WA0006</text:p>
          </table:table-cell>
          <table:table-cell table:style-name="ce52" office:value-type="string" calcext:value-type="string">
            <text:p>M8 Washer, Steel, Zinc Plated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1140357" calcext:value-type="float">
            <text:p>1140357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1140357" calcext:value-type="float">
            <text:p>1140357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0096" calcext:value-type="currency">
            <text:p>$0.01</text:p>
          </table:table-cell>
          <table:table-cell table:style-name="ce137" table:formula="of:=SUM([.J47]*[.H47])" office:value-type="float" office:value="0.0288" calcext:value-type="float">
            <text:p>$0.03</text:p>
          </table:table-cell>
          <table:table-cell table:style-name="ce145" table:formula="of:=([.$L$2]*[.H47])" office:value-type="float" office:value="600" calcext:value-type="float">
            <text:p>600</text:p>
          </table:table-cell>
          <table:table-cell table:style-name="ce154" office:value-type="string" calcext:value-type="string">
            <text:p>PO15060</text:p>
          </table:table-cell>
          <table:table-cell table:style-name="ce154" office:value-type="string" calcext:value-type="string">
            <text:p>PO14721</text:p>
          </table:table-cell>
          <table:table-cell table:style-name="ce162" office:value-type="date" office:date-value="2016-08-12" calcext:value-type="date">
            <text:p>08/12/16</text:p>
          </table:table-cell>
          <table:table-cell table:style-name="ce162" office:value-type="date" office:date-value="2016-08-19" calcext:value-type="date">
            <text:p>08/19/16</text:p>
          </table:table-cell>
          <table:table-cell table:style-name="ce173" office:value-type="string" calcext:value-type="string">
            <text:p>Combined MO16-0059 and MO160060 ~AS</text:p>
          </table:table-cell>
          <table:table-cell table:style-name="ce61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63" office:value-type="string" calcext:value-type="string">
            <text:p>HD-WA0008</text:p>
          </table:table-cell>
          <table:table-cell table:style-name="ce52" office:value-type="string" calcext:value-type="string">
            <text:p>Metric Spring Steel Shim - DIN 988 0.5mm Thick, 8mm ID, 14mm OD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11511045" calcext:value-type="float">
            <text:p>11511045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11511045" calcext:value-type="float">
            <text:p>11511045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0507" calcext:value-type="currency">
            <text:p>$0.05</text:p>
          </table:table-cell>
          <table:table-cell table:style-name="ce137" table:formula="of:=SUM([.J48]*[.H48])" office:value-type="float" office:value="0.0507" calcext:value-type="float">
            <text:p>$0.05</text:p>
          </table:table-cell>
          <table:table-cell table:style-name="ce145" table:formula="of:=([.$L$2]*[.H48])" office:value-type="float" office:value="200" calcext:value-type="float">
            <text:p>200</text:p>
          </table:table-cell>
          <table:table-cell table:style-name="ce154" office:value-type="string" calcext:value-type="string">
            <text:p>PO15060</text:p>
          </table:table-cell>
          <table:table-cell table:style-name="ce154" office:value-type="string" calcext:value-type="string">
            <text:p>PO14721</text:p>
          </table:table-cell>
          <table:table-cell table:style-name="ce162" office:value-type="date" office:date-value="2016-08-12" calcext:value-type="date">
            <text:p>08/12/16</text:p>
          </table:table-cell>
          <table:table-cell table:style-name="ce162" office:value-type="date" office:date-value="2016-08-19" calcext:value-type="date">
            <text:p>08/19/16</text:p>
          </table:table-cell>
          <table:table-cell table:style-name="ce173" office:value-type="string" calcext:value-type="string">
            <text:p>Combined MO16-0059 and MO160060 ~AS</text:p>
          </table:table-cell>
          <table:table-cell table:style-name="ce61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63" office:value-type="string" calcext:value-type="string">
            <text:p>HD-WA0009</text:p>
          </table:table-cell>
          <table:table-cell table:style-name="ce52" office:value-type="string" calcext:value-type="string">
            <text:p>Metric Spring Steel Shim - DIN 988 1.0mm Thick, 8mm ID, 14mm OD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11511046" calcext:value-type="float">
            <text:p>11511046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11511046" calcext:value-type="float">
            <text:p>11511046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0507" calcext:value-type="currency">
            <text:p>$0.05</text:p>
          </table:table-cell>
          <table:table-cell table:style-name="ce137" table:formula="of:=SUM([.J49]*[.H49])" office:value-type="float" office:value="0.0507" calcext:value-type="float">
            <text:p>$0.05</text:p>
          </table:table-cell>
          <table:table-cell table:style-name="ce145" table:formula="of:=([.$L$2]*[.H49])" office:value-type="float" office:value="200" calcext:value-type="float">
            <text:p>200</text:p>
          </table:table-cell>
          <table:table-cell table:style-name="ce154" office:value-type="string" calcext:value-type="string">
            <text:p>N/A</text:p>
          </table:table-cell>
          <table:table-cell table:style-name="ce154" office:value-type="string" calcext:value-type="string">
            <text:p>PO14721</text:p>
          </table:table-cell>
          <table:table-cell table:style-name="ce163" table:number-columns-repeated="2"/>
          <table:table-cell table:style-name="ce67" office:value-type="string" calcext:value-type="string">
            <text:p>stock sufficient due to large minimum order qty on previous Pos ~AS</text:p>
          </table:table-cell>
          <table:table-cell table:style-name="ce61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MS0030</text:p>
          </table:table-cell>
          <table:table-cell table:style-name="ce75" office:value-type="string" calcext:value-type="string">
            <text:p>Metric Brass Heat-Set Insert for Plastics Tapered, M3-.5 Internal Thread, 3.8mm Length</text:p>
          </table:table-cell>
          <table:table-cell table:style-name="ce84" office:value-type="string" calcext:value-type="string">
            <text:p>CEH</text:p>
          </table:table-cell>
          <table:table-cell table:style-name="ce84"/>
          <table:table-cell table:style-name="ce84" office:value-type="string" calcext:value-type="string">
            <text:p>CEH</text:p>
          </table:table-cell>
          <table:table-cell table:style-name="ce84"/>
          <table:table-cell table:style-name="ce116" office:value-type="float" office:value="6" calcext:value-type="float">
            <text:p>6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04" calcext:value-type="currency">
            <text:p>$0.04</text:p>
          </table:table-cell>
          <table:table-cell table:style-name="ce137" table:formula="of:=SUM([.J50]*[.H50])" office:value-type="float" office:value="0.24" calcext:value-type="float">
            <text:p>$0.24</text:p>
          </table:table-cell>
          <table:table-cell table:style-name="ce145" table:formula="of:=([.$L$2]*[.H50])" office:value-type="float" office:value="1200" calcext:value-type="float">
            <text:p>1200</text:p>
          </table:table-cell>
          <table:table-cell table:style-name="ce155" office:value-type="string" calcext:value-type="string">
            <text:p>PO15061</text:p>
          </table:table-cell>
          <table:table-cell table:style-name="ce157"/>
          <table:table-cell table:style-name="ce164" office:value-type="date" office:date-value="2016-08-12" calcext:value-type="date">
            <text:p>08/12/16</text:p>
          </table:table-cell>
          <table:table-cell table:style-name="ce164" office:value-type="date" office:date-value="2016-09-09" calcext:value-type="date">
            <text:p>09/09/16</text:p>
          </table:table-cell>
          <table:table-cell table:style-name="ce173" office:value-type="string" calcext:value-type="string">
            <text:p>Combined MO16-0059 and MO160060 ~AS</text:p>
          </table:table-cell>
          <table:table-cell table:style-name="ce61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BT0010</text:p>
          </table:table-cell>
          <table:table-cell table:style-name="ce52" office:value-type="string" calcext:value-type="string">
            <text:p>M4 x 20 Bolt, SHCS Black-Oxide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39527" calcext:value-type="float">
            <text:p>39527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39527" calcext:value-type="float">
            <text:p>39527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1376" calcext:value-type="currency">
            <text:p>$0.14</text:p>
          </table:table-cell>
          <table:table-cell table:style-name="ce137" table:formula="of:=SUM([.J51]*[.H51])" office:value-type="float" office:value="0.2752" calcext:value-type="float">
            <text:p>$0.28</text:p>
          </table:table-cell>
          <table:table-cell table:style-name="ce145" table:formula="of:=([.$L$2]*[.H51])" office:value-type="float" office:value="400" calcext:value-type="float">
            <text:p>400</text:p>
          </table:table-cell>
          <table:table-cell table:style-name="ce156" office:value-type="string" calcext:value-type="string">
            <text:p>PO15060</text:p>
          </table:table-cell>
          <table:table-cell table:style-name="ce156" office:value-type="string" calcext:value-type="string">
            <text:p>PO14721</text:p>
          </table:table-cell>
          <table:table-cell table:style-name="ce165" office:value-type="date" office:date-value="2016-08-12" calcext:value-type="date">
            <text:p>08/12/16</text:p>
          </table:table-cell>
          <table:table-cell table:style-name="ce165" office:value-type="date" office:date-value="2016-08-19" calcext:value-type="date">
            <text:p>08/19/16</text:p>
          </table:table-cell>
          <table:table-cell table:style-name="ce175" office:value-type="string" calcext:value-type="string">
            <text:p>Combined MO16-0059 and MO160060 ~AS</text:p>
          </table:table-cell>
          <table:table-cell table:style-name="ce61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PP-MP0066</text:p>
          </table:table-cell>
          <table:table-cell table:style-name="ce52" office:value-type="string" calcext:value-type="string">
            <text:p>Metric Brass Heat-Set Insert for Plastics, Tapered, M2-.4 Internal Thread, 2.9MM Length</text:p>
          </table:table-cell>
          <table:table-cell table:style-name="ce84" office:value-type="string" calcext:value-type="string">
            <text:p>CEH</text:p>
          </table:table-cell>
          <table:table-cell table:style-name="ce102"/>
          <table:table-cell table:style-name="ce84" office:value-type="string" calcext:value-type="string">
            <text:p>CEH</text:p>
          </table:table-cell>
          <table:table-cell table:style-name="ce102"/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0888" calcext:value-type="currency">
            <text:p>$0.09</text:p>
          </table:table-cell>
          <table:table-cell table:style-name="ce137" table:formula="of:=SUM([.J52]*[.H52])" office:value-type="float" office:value="0.0888" calcext:value-type="float">
            <text:p>$0.09</text:p>
          </table:table-cell>
          <table:table-cell table:style-name="ce145" table:formula="of:=([.$L$2]*[.H52])" office:value-type="float" office:value="200" calcext:value-type="float">
            <text:p>200</text:p>
          </table:table-cell>
          <table:table-cell table:style-name="ce155" office:value-type="string" calcext:value-type="string">
            <text:p>PO15061</text:p>
          </table:table-cell>
          <table:table-cell table:style-name="ce155"/>
          <table:table-cell table:style-name="ce164" office:value-type="date" office:date-value="2016-08-12" calcext:value-type="date">
            <text:p>08/12/16</text:p>
          </table:table-cell>
          <table:table-cell table:style-name="ce164" office:value-type="date" office:date-value="2016-09-09" calcext:value-type="date">
            <text:p>09/09/16</text:p>
          </table:table-cell>
          <table:table-cell table:style-name="ce173" office:value-type="string" calcext:value-type="string">
            <text:p>Combined MO16-0059 and MO160060 ~AS</text:p>
          </table:table-cell>
          <table:table-cell table:style-name="ce61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63" office:value-type="string" calcext:value-type="string">
            <text:p>HD-MS0230</text:p>
          </table:table-cell>
          <table:table-cell table:style-name="ce76" office:value-type="string" calcext:value-type="string">
            <text:p>M2 x 6 SHCS, Black-Oxide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string" calcext:value-type="string">
            <text:p>0134596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string" calcext:value-type="string">
            <text:p>0134596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0282" calcext:value-type="currency">
            <text:p>$0.03</text:p>
          </table:table-cell>
          <table:table-cell table:style-name="ce137" table:formula="of:=SUM([.J53]*[.H53])" office:value-type="float" office:value="0.0282" calcext:value-type="float">
            <text:p>$0.03</text:p>
          </table:table-cell>
          <table:table-cell table:style-name="ce145" table:formula="of:=([.$L$2]*[.H53])" office:value-type="float" office:value="200" calcext:value-type="float">
            <text:p>200</text:p>
          </table:table-cell>
          <table:table-cell table:style-name="ce156" office:value-type="string" calcext:value-type="string">
            <text:p>PO15060</text:p>
          </table:table-cell>
          <table:table-cell table:style-name="ce156"/>
          <table:table-cell table:style-name="ce165" office:value-type="date" office:date-value="2016-08-12" calcext:value-type="date">
            <text:p>08/12/16</text:p>
          </table:table-cell>
          <table:table-cell table:style-name="ce165" office:value-type="date" office:date-value="2016-08-19" calcext:value-type="date">
            <text:p>08/19/16</text:p>
          </table:table-cell>
          <table:table-cell table:style-name="ce175" office:value-type="string" calcext:value-type="string">
            <text:p>Combined MO16-0059 and MO160060 ~AS</text:p>
          </table:table-cell>
          <table:table-cell table:style-name="ce61" table:number-columns-repeated="1007"/>
        </table:table-row>
        <table:table-row table:style-name="ro7">
          <table:table-cell table:style-name="ce40" office:value-type="string" calcext:value-type="string">
            <text:p>Hardware</text:p>
          </table:table-cell>
          <table:table-cell table:style-name="ce53" office:value-type="string" calcext:value-type="string">
            <text:p>HD-MS0058</text:p>
          </table:table-cell>
          <table:table-cell table:style-name="ce53" office:value-type="string" calcext:value-type="string">
            <text:p>Wire Tie, 8"</text:p>
          </table:table-cell>
          <table:table-cell table:style-name="ce94" office:value-type="string" calcext:value-type="string">
            <text:p>Electronics Distributors Corporation </text:p>
          </table:table-cell>
          <table:table-cell table:style-name="ce104" office:value-type="string" calcext:value-type="string">
            <text:p>63126</text:p>
          </table:table-cell>
          <table:table-cell table:style-name="ce94" office:value-type="string" calcext:value-type="string">
            <text:p>Electronics Distributors Corporation </text:p>
          </table:table-cell>
          <table:table-cell table:style-name="ce104" office:value-type="string" calcext:value-type="string">
            <text:p>63126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ea</text:p>
          </table:table-cell>
          <table:table-cell table:style-name="ce130" office:value-type="currency" office:currency="USD" office:value="0.022" calcext:value-type="currency">
            <text:p>$0.02</text:p>
          </table:table-cell>
          <table:table-cell table:style-name="ce137" table:formula="of:=SUM([.J54]*[.H54])" office:value-type="float" office:value="0.022" calcext:value-type="float">
            <text:p>$0.02</text:p>
          </table:table-cell>
          <table:table-cell table:style-name="ce145" table:formula="of:=([.$L$2]*[.H54])" office:value-type="float" office:value="200" calcext:value-type="float">
            <text:p>200</text:p>
          </table:table-cell>
          <table:table-cell table:style-name="ce153" office:value-type="string" calcext:value-type="string">
            <text:p>PO15064</text:p>
          </table:table-cell>
          <table:table-cell table:style-name="ce153"/>
          <table:table-cell table:style-name="ce161" office:value-type="date" office:date-value="2016-08-12" calcext:value-type="date">
            <text:p>08/12/16</text:p>
          </table:table-cell>
          <table:table-cell table:style-name="ce161" office:value-type="date" office:date-value="2016-08-19" calcext:value-type="date">
            <text:p>08/19/16</text:p>
          </table:table-cell>
          <table:table-cell table:style-name="ce173" office:value-type="string" calcext:value-type="string">
            <text:p>Combined MO16-0059 and MO160060 ~AS</text:p>
          </table:table-cell>
          <table:table-cell table:style-name="ce61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61" office:value-type="string" calcext:value-type="string">
            <text:p>TL-CS0040</text:p>
          </table:table-cell>
          <table:table-cell table:style-name="ce77" office:value-type="string" calcext:value-type="string">
            <text:p>Extreme-Temperature Pipe Sealant &amp; Threadlocker, 4 oz bottle, blue</text:p>
          </table:table-cell>
          <table:table-cell table:style-name="ce84" table:number-columns-repeated="4"/>
          <table:table-cell table:style-name="ce84" office:value-type="float" office:value="0.005" calcext:value-type="float">
            <text:p>0.005</text:p>
          </table:table-cell>
          <table:table-cell table:style-name="ce84" office:value-type="string" calcext:value-type="string">
            <text:p>bottle</text:p>
          </table:table-cell>
          <table:table-cell table:style-name="ce121" office:value-type="currency" office:currency="USD" office:value="8.87" calcext:value-type="currency">
            <text:p>$8.87</text:p>
          </table:table-cell>
          <table:table-cell table:style-name="ce137" table:formula="of:=SUM([.J55]*[.H55])" office:value-type="float" office:value="0.04435" calcext:value-type="float">
            <text:p>$0.04</text:p>
          </table:table-cell>
          <table:table-cell table:style-name="ce145" table:formula="of:=([.$L$2]*[.H55])" office:value-type="float" office:value="1" calcext:value-type="float">
            <text:p>1</text:p>
          </table:table-cell>
          <table:table-cell table:style-name="ce84" table:number-columns-repeated="4"/>
          <table:table-cell table:style-name="ce41"/>
          <table:table-cell table:style-name="ce61" table:number-columns-repeated="1007"/>
        </table:table-row>
        <table:table-row table:style-name="ro5">
          <table:table-cell table:style-name="ce41"/>
          <table:table-cell table:style-name="ce61"/>
          <table:table-cell table:style-name="ce77"/>
          <table:table-cell table:style-name="ce84" table:number-columns-repeated="6"/>
          <table:table-cell table:style-name="ce121"/>
          <table:table-cell table:style-name="ce137"/>
          <table:table-cell table:style-name="ce145"/>
          <table:table-cell table:style-name="ce84" table:number-columns-repeated="4"/>
          <table:table-cell table:style-name="ce41"/>
          <table:table-cell table:style-name="ce61" table:number-columns-repeated="1007"/>
        </table:table-row>
        <table:table-row table:style-name="ro8">
          <table:table-cell table:style-name="ce33" office:value-type="string" calcext:value-type="string">
            <text:p>Mechanical</text:p>
          </table:table-cell>
          <table:table-cell table:style-name="ce64" office:value-type="string" calcext:value-type="string">
            <text:p>HD-MS0282</text:p>
          </table:table-cell>
          <table:table-cell table:style-name="ce64" office:value-type="string" calcext:value-type="string">
            <text:p>608-2RS ABEC3/C3 Rubber Sealed Bearing – BLACK</text:p>
          </table:table-cell>
          <table:table-cell table:style-name="ce85" office:value-type="string" calcext:value-type="string">
            <text:p>JSB </text:p>
          </table:table-cell>
          <table:table-cell table:style-name="ce105" office:value-type="string" calcext:value-type="string">
            <text:p>608-2RS ABEC3/C3</text:p>
          </table:table-cell>
          <table:table-cell table:style-name="ce85" office:value-type="string" calcext:value-type="string">
            <text:p>JSB </text:p>
          </table:table-cell>
          <table:table-cell table:style-name="ce105" office:value-type="string" calcext:value-type="string">
            <text:p>608-2RS ABEC3/C3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string" calcext:value-type="string">
            <text:p>ea</text:p>
          </table:table-cell>
          <table:table-cell table:style-name="ce122" office:value-type="currency" office:currency="USD" office:value="0.42" calcext:value-type="currency">
            <text:p>$0.42</text:p>
          </table:table-cell>
          <table:table-cell table:style-name="ce137" table:formula="of:=SUM([.J57]*[.H57])" office:value-type="float" office:value="1.26" calcext:value-type="float">
            <text:p>$1.26</text:p>
          </table:table-cell>
          <table:table-cell table:style-name="ce145" table:formula="of:=([.$L$2]*[.H57])" office:value-type="float" office:value="600" calcext:value-type="float">
            <text:p>600</text:p>
          </table:table-cell>
          <table:table-cell table:style-name="ce153" office:value-type="string" calcext:value-type="string">
            <text:p>PO15050</text:p>
          </table:table-cell>
          <table:table-cell table:style-name="ce153"/>
          <table:table-cell table:style-name="ce161" office:value-type="date" office:date-value="2016-08-11" calcext:value-type="date">
            <text:p>08/11/16</text:p>
          </table:table-cell>
          <table:table-cell table:style-name="ce161" office:value-type="date" office:date-value="2016-08-25" calcext:value-type="date">
            <text:p>08/25/16</text:p>
          </table:table-cell>
          <table:table-cell table:style-name="ce173" office:value-type="string" calcext:value-type="string">
            <text:p>Combined MO16-0059 and MO160060 ~AS</text:p>
          </table:table-cell>
          <table:table-cell table:style-name="ce61" table:number-columns-repeated="1007"/>
        </table:table-row>
        <table:table-row table:style-name="ro5">
          <table:table-cell table:style-name="ce41"/>
          <table:table-cell table:style-name="ce61" table:number-columns-repeated="2"/>
          <table:table-cell table:style-name="ce84" table:number-columns-repeated="6"/>
          <table:table-cell table:style-name="ce121"/>
          <table:table-cell table:style-name="ce137" table:formula="of:=SUM([.J58]*[.H58])" office:value-type="float" office:value="0" calcext:value-type="float">
            <text:p/>
          </table:table-cell>
          <table:table-cell table:style-name="ce145"/>
          <table:table-cell table:style-name="ce84" table:number-columns-repeated="4"/>
          <table:table-cell table:style-name="ce41"/>
          <table:table-cell table:style-name="ce61" table:number-columns-repeated="1007"/>
        </table:table-row>
        <table:table-row table:style-name="ro5">
          <table:table-cell table:style-name="ce41" office:value-type="string" calcext:value-type="string">
            <text:p>Shipping</text:p>
          </table:table-cell>
          <table:table-cell table:style-name="ce61" office:value-type="string" calcext:value-type="string">
            <text:p>SH-PG0059</text:p>
          </table:table-cell>
          <table:table-cell table:style-name="ce61" office:value-type="string" calcext:value-type="string">
            <text:p>Mailers, Indestructo, 7 x 5 x 4</text:p>
          </table:table-cell>
          <table:table-cell table:style-name="ce84" office:value-type="string" calcext:value-type="string">
            <text:p>Uline</text:p>
          </table:table-cell>
          <table:table-cell table:style-name="ce84" office:value-type="string" calcext:value-type="string">
            <text:p>S-971</text:p>
          </table:table-cell>
          <table:table-cell table:style-name="ce84" office:value-type="string" calcext:value-type="string">
            <text:p>Uline</text:p>
          </table:table-cell>
          <table:table-cell table:style-name="ce84" office:value-type="string" calcext:value-type="string">
            <text:p>S-971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76" calcext:value-type="currency">
            <text:p>$0.76</text:p>
          </table:table-cell>
          <table:table-cell table:style-name="ce137" table:formula="of:=SUM([.J59]*[.H59])" office:value-type="float" office:value="0.76" calcext:value-type="float">
            <text:p>$0.76</text:p>
          </table:table-cell>
          <table:table-cell table:style-name="ce145" table:formula="of:=([.$L$2]*[.H59])" office:value-type="float" office:value="200" calcext:value-type="float">
            <text:p>200</text:p>
          </table:table-cell>
          <table:table-cell table:style-name="ce84" table:number-columns-repeated="2"/>
          <table:table-cell table:style-name="ce160" table:number-columns-repeated="2"/>
          <table:table-cell table:style-name="ce41"/>
          <table:table-cell table:style-name="ce61" table:number-columns-repeated="1007"/>
        </table:table-row>
        <table:table-row table:style-name="ro5">
          <table:table-cell table:style-name="ce41" office:value-type="string" calcext:value-type="string">
            <text:p>Shipping</text:p>
          </table:table-cell>
          <table:table-cell table:style-name="ce61" office:value-type="string" calcext:value-type="string">
            <text:p>SH-PA0019</text:p>
          </table:table-cell>
          <table:table-cell table:style-name="ce61" office:value-type="string" calcext:value-type="string">
            <text:p>Bubble 1/8x48x750 perf 12" slit 2-24" rolls</text:p>
          </table:table-cell>
          <table:table-cell table:style-name="ce84" office:value-type="string" calcext:value-type="string">
            <text:p>Shipper Supply</text:p>
          </table:table-cell>
          <table:table-cell table:style-name="ce84"/>
          <table:table-cell table:style-name="ce84" office:value-type="string" calcext:value-type="string">
            <text:p>Shipper Supply</text:p>
          </table:table-cell>
          <table:table-cell table:style-name="ce84"/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sheet</text:p>
          </table:table-cell>
          <table:table-cell table:style-name="ce121" table:formula="of:=228/1500" office:value-type="currency" office:currency="USD" office:value="0.152" calcext:value-type="currency">
            <text:p>$0.15</text:p>
          </table:table-cell>
          <table:table-cell table:style-name="ce137" table:formula="of:=SUM([.J60]*[.H60])" office:value-type="float" office:value="0.304" calcext:value-type="float">
            <text:p>$0.30</text:p>
          </table:table-cell>
          <table:table-cell table:style-name="ce145" table:formula="of:=([.$L$2]*[.H60])" office:value-type="float" office:value="400" calcext:value-type="float">
            <text:p>400</text:p>
          </table:table-cell>
          <table:table-cell table:style-name="ce84" table:number-columns-repeated="2"/>
          <table:table-cell table:style-name="ce160"/>
          <table:table-cell table:style-name="ce84"/>
          <table:table-cell table:style-name="ce41"/>
          <table:table-cell table:style-name="ce61" table:number-columns-repeated="1007"/>
        </table:table-row>
        <table:table-row table:style-name="ro5">
          <table:table-cell table:style-name="ce41" office:value-type="string" calcext:value-type="string">
            <text:p>Shipping</text:p>
          </table:table-cell>
          <table:table-cell table:style-name="ce61" office:value-type="string" calcext:value-type="string">
            <text:p>HD-MS0348</text:p>
          </table:table-cell>
          <table:table-cell table:style-name="ce51" office:value-type="string" calcext:value-type="string">
            <text:p>ESD Foam 40mm x 20mm x 10mm - Extruder Pin Protector</text:p>
          </table:table-cell>
          <table:table-cell table:style-name="ce84" office:value-type="string" calcext:value-type="string">
            <text:p>Paqsource</text:p>
          </table:table-cell>
          <table:table-cell table:style-name="ce84" office:value-type="string" calcext:value-type="string">
            <text:p>015-29146</text:p>
          </table:table-cell>
          <table:table-cell table:style-name="ce84" office:value-type="string" calcext:value-type="string">
            <text:p>Paqsource</text:p>
          </table:table-cell>
          <table:table-cell table:style-name="ce84" office:value-type="string" calcext:value-type="string">
            <text:p>015-29146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03" calcext:value-type="currency">
            <text:p>$0.03</text:p>
          </table:table-cell>
          <table:table-cell table:style-name="ce137" table:formula="of:=SUM([.J61]*[.H61])" office:value-type="float" office:value="0.03" calcext:value-type="float">
            <text:p>$0.03</text:p>
          </table:table-cell>
          <table:table-cell table:style-name="ce145" table:formula="of:=([.$L$2]*[.H61])" office:value-type="float" office:value="200" calcext:value-type="float">
            <text:p>200</text:p>
          </table:table-cell>
          <table:table-cell table:style-name="ce84" table:number-columns-repeated="2"/>
          <table:table-cell table:style-name="ce160" table:number-columns-repeated="2"/>
          <table:table-cell table:style-name="ce41"/>
          <table:table-cell table:style-name="ce61" table:number-columns-repeated="1007"/>
        </table:table-row>
        <table:table-row table:style-name="ro5">
          <table:table-cell table:style-name="ce43" office:value-type="string" calcext:value-type="string">
            <text:p>Label</text:p>
          </table:table-cell>
          <table:table-cell table:style-name="ce65" office:value-type="string" calcext:value-type="string">
            <text:p>DC-LB0039</text:p>
          </table:table-cell>
          <table:table-cell table:style-name="ce65" office:value-type="string" calcext:value-type="string">
            <text:p>Label, High temp extruder</text:p>
          </table:table-cell>
          <table:table-cell table:style-name="ce95" office:value-type="string" calcext:value-type="string">
            <text:p>QUILL</text:p>
          </table:table-cell>
          <table:table-cell table:style-name="ce95" office:value-type="string" calcext:value-type="string">
            <text:p>901-5165</text:p>
          </table:table-cell>
          <table:table-cell table:style-name="ce95" office:value-type="string" calcext:value-type="string">
            <text:p>QUILL</text:p>
          </table:table-cell>
          <table:table-cell table:style-name="ce95" office:value-type="string" calcext:value-type="string">
            <text:p>901-5165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ea</text:p>
          </table:table-cell>
          <table:table-cell table:style-name="ce131" office:value-type="currency" office:currency="USD" office:value="0.1" calcext:value-type="currency">
            <text:p>$0.10</text:p>
          </table:table-cell>
          <table:table-cell table:style-name="ce141" table:formula="of:=SUM([.J62]*[.H62])" office:value-type="float" office:value="0.1" calcext:value-type="float">
            <text:p>$0.10</text:p>
          </table:table-cell>
          <table:table-cell table:style-name="ce147" table:formula="of:=([.$L$2]*[.H62])" office:value-type="float" office:value="200" calcext:value-type="float">
            <text:p>200</text:p>
          </table:table-cell>
          <table:table-cell table:style-name="ce95" table:number-columns-repeated="4"/>
          <table:table-cell table:style-name="ce43"/>
          <table:table-cell table:style-name="ce65" table:number-columns-repeated="1007"/>
        </table:table-row>
        <table:table-row table:style-name="ro5">
          <table:table-cell table:style-name="ce43" office:value-type="string" calcext:value-type="string">
            <text:p>Label</text:p>
          </table:table-cell>
          <table:table-cell table:style-name="ce65" office:value-type="string" calcext:value-type="string">
            <text:p>DC-LB0085</text:p>
          </table:table-cell>
          <table:table-cell table:style-name="ce65" office:value-type="string" calcext:value-type="string">
            <text:p>LulzBot TAZ Single Extruder 0.50noz v2c Serial Number Label</text:p>
          </table:table-cell>
          <table:table-cell table:style-name="ce95" table:number-columns-repeated="4"/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ea</text:p>
          </table:table-cell>
          <table:table-cell table:style-name="ce131"/>
          <table:table-cell table:style-name="ce95"/>
          <table:table-cell table:style-name="ce148"/>
          <table:table-cell table:style-name="ce95" table:number-columns-repeated="4"/>
          <table:table-cell table:style-name="ce43"/>
          <table:table-cell table:style-name="ce65" table:number-columns-repeated="1007"/>
        </table:table-row>
        <table:table-row table:style-name="ro5">
          <table:table-cell table:style-name="ce44" office:value-type="string" calcext:value-type="string">
            <text:p>Documentation</text:p>
          </table:table-cell>
          <table:table-cell table:style-name="ce66" office:value-type="string" calcext:value-type="string">
            <text:p>DC-LB0054</text:p>
          </table:table-cell>
          <table:table-cell table:style-name="ce78" office:value-type="string" calcext:value-type="string">
            <text:p>Firmware Update Warning Cards</text:p>
          </table:table-cell>
          <table:table-cell table:style-name="ce96" office:value-type="string" calcext:value-type="string">
            <text:p>The Print Shop of Loveland</text:p>
          </table:table-cell>
          <table:table-cell table:style-name="ce96"/>
          <table:table-cell table:style-name="ce108" office:value-type="string" calcext:value-type="string">
            <text:p>The Print Shop of Loveland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ea</text:p>
          </table:table-cell>
          <table:table-cell table:style-name="ce132" office:value-type="currency" office:currency="USD" office:value="1" calcext:value-type="currency">
            <text:p>$1.00</text:p>
          </table:table-cell>
          <table:table-cell table:style-name="ce142" office:value-type="float" office:value="0.075" calcext:value-type="float">
            <text:p>0.075</text:p>
          </table:table-cell>
          <table:table-cell table:style-name="ce146" office:value-type="float" office:value="100" calcext:value-type="float">
            <text:p>100</text:p>
          </table:table-cell>
          <table:table-cell table:style-name="ce96" table:number-columns-repeated="2"/>
          <table:table-cell table:style-name="ce166" table:number-columns-repeated="2"/>
          <table:table-cell table:style-name="ce44"/>
          <table:table-cell table:style-name="ce78" table:number-columns-repeated="1007"/>
        </table:table-row>
        <table:table-row table:style-name="ro5">
          <table:table-cell table:number-columns-repeated="10"/>
          <table:table-cell table:style-name="ce138" table:formula="of:=SUM([.J65]*[.H65])" office:value-type="float" office:value="0" calcext:value-type="float">
            <text:p/>
          </table:table-cell>
          <table:table-cell table:style-name="ce149"/>
          <table:table-cell table:number-columns-repeated="1012"/>
        </table:table-row>
        <table:table-row table:style-name="ro5">
          <table:table-cell table:number-columns-repeated="5"/>
          <table:table-cell table:style-name="ce109"/>
          <table:table-cell table:number-columns-repeated="4"/>
          <table:table-cell table:style-name="ce138" table:formula="of:=SUM([.J66]*[.H66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78"/>
          <table:table-cell table:number-columns-repeated="7"/>
          <table:table-cell table:style-name="ce138" table:formula="of:=SUM([.J67]*[.H67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43" office:value-type="string" calcext:value-type="string">
            <text:p>All labels still need to be scrubbed, but are printed in house</text:p>
          </table:table-cell>
          <table:table-cell table:number-columns-repeated="7"/>
          <table:table-cell table:style-name="ce138" table:formula="of:=SUM([.J68]*[.H68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79" office:value-type="string" calcext:value-type="string">
            <text:p>Do not Order </text:p>
          </table:table-cell>
          <table:table-cell table:number-columns-repeated="7"/>
          <table:table-cell table:style-name="ce138" table:formula="of:=SUM([.J69]*[.H69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80" office:value-type="string" calcext:value-type="string">
            <text:p>LulzBot Gree for Printed Parts – Needs communicated to Cluster</text:p>
          </table:table-cell>
          <table:table-cell table:number-columns-repeated="7"/>
          <table:table-cell table:style-name="ce138" table:formula="of:=SUM([.J70]*[.H70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38" table:formula="of:=SUM([.J71]*[.H71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38" table:formula="of:=SUM([.J72]*[.H72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38" table:formula="of:=SUM([.J73]*[.H73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38" table:formula="of:=SUM([.J74]*[.H74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38" table:formula="of:=SUM([.J75]*[.H75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38" table:formula="of:=SUM([.J76]*[.H76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38" table:formula="of:=SUM([.J77]*[.H77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38" table:formula="of:=SUM([.J78]*[.H78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38" table:formula="of:=SUM([.J79]*[.H79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38" table:formula="of:=SUM([.J80]*[.H80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38" table:formula="of:=SUM([.J81]*[.H81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38" table:formula="of:=SUM([.J82]*[.H82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38" table:formula="of:=SUM([.J83]*[.H83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38" table:formula="of:=SUM([.J84]*[.H84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38" table:formula="of:=SUM([.J85]*[.H85])" office:value-type="float" office:value="0" calcext:value-type="float">
            <text:p/>
          </table:table-cell>
          <table:table-cell table:number-columns-repeated="1013"/>
        </table:table-row>
        <table:table-row table:style-name="ro5" table:number-rows-repeated="104849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1">
        <table:table-column table:style-name="co2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1" table:target-range-address="Sheet2.A3:Sheet2.Q58" table:contains-header="false">
          <table:sort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day/>
      <number:text>-</number:text>
      <number:month number:textual="true"/>
    </number:date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percentage-style style:name="N151">
      <number:number number:decimal-places="1" number:min-integer-digits="1"/>
      <number:text>%</number:text>
    </number:percentage-style>
    <number:number-style style:name="N152">
      <number:number number:decimal-places="3" number:min-integer-digits="1"/>
    </number:number-style>
    <number:number-style style:name="N153">
      <number:number number:decimal-places="9" number:min-integer-digits="1"/>
    </number:number-style>
    <number:number-style style:name="N154">
      <number:number number:decimal-places="8" number:min-integer-digits="1"/>
    </number:number-style>
    <number:number-style style:name="N155">
      <number:number number:decimal-places="7" number:min-integer-digits="1"/>
    </number:number-style>
    <number:number-style style:name="N156">
      <number:number number:decimal-places="6" number:min-integer-digits="1"/>
    </number:number-style>
    <number:number-style style:name="N157">
      <number:number number:decimal-places="5" number:min-integer-digits="1"/>
    </number:number-style>
    <number:number-style style:name="N158">
      <number:number number:decimal-places="4" number:min-integer-digits="1"/>
    </number:number-style>
    <number:percentage-style style:name="N159">
      <number:number number:decimal-places="3" number:min-integer-digits="1"/>
      <number:text>%</number:text>
    </number:percentage-style>
    <number:percentage-style style:name="N160">
      <number:number number:decimal-places="4" number:min-integer-digits="1"/>
      <number:text>%</number:text>
    </number:percentage-style>
    <number:percentage-style style:name="N161">
      <number:number number:decimal-places="5" number:min-integer-digits="1"/>
      <number:text>%</number:text>
    </number:percentage-style>
    <number:number-style style:name="N162">
      <number:number number:decimal-places="1" number:min-integer-digits="1"/>
    </number:number-style>
    <number:number-style style:name="N163">
      <number:number number:decimal-places="11" number:min-integer-digits="1"/>
    </number:number-style>
    <number:number-style style:name="N164">
      <number:number number:decimal-places="10" number:min-integer-digits="1"/>
    </number:number-style>
    <number:number-style style:name="N165">
      <number:number number:decimal-places="12" number:min-integer-digits="1"/>
    </number:number-style>
    <number:number-style style:name="N166">
      <number:number number:decimal-places="13" number:min-integer-digits="1"/>
    </number:number-style>
    <number:number-style style:name="N167">
      <number:number number:decimal-places="14" number:min-integer-digits="1"/>
    </number:number-style>
    <number:number-style style:name="N168">
      <number:number number:decimal-places="15" number:min-integer-digits="1"/>
    </number:number-style>
    <number:number-style style:name="N169">
      <number:number number:decimal-places="16" number:min-integer-digits="1"/>
    </number:number-style>
    <number:percentage-style style:name="N170">
      <number:number number:decimal-places="6" number:min-integer-digits="1"/>
      <number:text>%</number:text>
    </number:percentage-style>
    <number:number-style style:name="N171">
      <number:number number:decimal-places="3" number:min-integer-digits="1" number:grouping="true"/>
    </number:number-style>
    <number:number-style style:name="N172">
      <number:number number:decimal-places="1" number:min-integer-digits="1" number:grouping="true"/>
    </number:number-style>
    <number:currency-style style:name="N174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4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4P0"/>
    </number:currency-style>
    <number:currency-style style:name="N176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76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76P0"/>
    </number:currency-style>
    <number:number-style style:name="N177">
      <style:text-properties fo:color="#ff0000"/>
      <number:text>-</number:text>
      <number:number number:decimal-places="2" number:min-integer-digits="1" number:grouping="true"/>
    </number:number-style>
    <number:number-style style:name="N178P0" style:volatile="true">
      <number:number number:decimal-places="2" number:min-integer-digits="1" number:grouping="true"/>
    </number:number-style>
    <number:number-style style:name="N178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78">
      <number:text/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80P0"/>
    </number:currency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$</number:text>
      <number:number number:decimal-places="2" number:min-integer-digits="1" number:grouping="true"/>
    </number:number-style>
    <number:number-style style:name="N186">
      <style:text-properties fo:color="#ff0000"/>
      <number:text>-$</number:text>
      <number:number number:decimal-places="2" number:min-integer-digits="1" number:grouping="true"/>
      <style:map style:condition="value()&gt;=0" style:apply-style-name="N186P0"/>
    </number:number-style>
    <number:number-style style:name="N187">
      <number:number number:decimal-places="2" number:min-integer-digits="2"/>
    </number:number-style>
    <number:currency-style style:name="N189P0" style:volatile="true">
      <number:currency-symbol/>
      <number:number number:decimal-places="0" number:min-integer-digits="1" number:grouping="true"/>
      <number:text> </number:text>
    </number:currency-style>
    <number:currency-style style:name="N189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89P0"/>
    </number:currency-style>
    <number:currency-style style:name="N190P0" style:volatile="true">
      <number:currency-symbol/>
      <number:number number:decimal-places="0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0P0"/>
    </number:currency-style>
    <number:currency-style style:name="N192P0" style:volatile="true">
      <number:currency-symbol/>
      <number:number number:decimal-places="2" number:min-integer-digits="1" number:grouping="true"/>
      <number:text> </number:text>
    </number:currency-style>
    <number:currency-style style:name="N192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2P0"/>
    </number:currency-style>
    <number:currency-style style:name="N193P0" style:volatile="true">
      <number:currency-symbol/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3P0"/>
    </number:currency-style>
    <number:currency-style style:name="N196P0" style:volatile="true">
      <number:currency-symbol/>
      <number:number number:decimal-places="0" number:min-integer-digits="1" number:grouping="true"/>
      <number:text> </number:text>
    </number:currency-style>
    <number:currency-style style:name="N196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196P2" style:volatile="true">
      <number:currency-symbol/>
      <number:text>- </number:text>
    </number:currency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currency-style style:name="N199P0" style:volatile="true">
      <number:currency-symbol/>
      <number:number number:decimal-places="2" number:min-integer-digits="1" number:grouping="true"/>
      <number:text> </number:text>
    </number:currency-style>
    <number:currency-style style:name="N199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199P2" style:volatile="true">
      <number:currency-symbol/>
      <number:text>-</number:text>
      <number:number number:decimal-places="0" number:min-integer-digits="0"/>
      <number:text> </number:text>
    </number:currency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currency-style style:name="N200">
      <number:currency-symbol>$</number:currency-symbol>
      <number:number number:decimal-places="3" number:min-integer-digits="1" number:grouping="true"/>
    </number:currency-style>
    <number:currency-style style:name="N201P0" style:volatile="true">
      <number:currency-symbol>$</number:currency-symbol>
      <number:number number:decimal-places="3" number:min-integer-digits="1" number:grouping="true"/>
    </number:currency-style>
    <number:number-style style:name="N201">
      <style:text-properties fo:color="#ff0000"/>
      <number:text>-$</number:text>
      <number:number number:decimal-places="3" number:min-integer-digits="1" number:grouping="true"/>
      <style:map style:condition="value()&gt;=0" style:apply-style-name="N201P0"/>
    </number:number-style>
    <number:currency-style style:name="N202">
      <number:currency-symbol>$</number:currency-symbol>
      <number:number number:decimal-places="4" number:min-integer-digits="1" number:grouping="true"/>
    </number:currency-style>
    <number:currency-style style:name="N203P0" style:volatile="true">
      <number:currency-symbol>$</number:currency-symbol>
      <number:number number:decimal-places="4" number:min-integer-digits="1" number:grouping="true"/>
    </number:currency-style>
    <number:number-style style:name="N203">
      <style:text-properties fo:color="#ff0000"/>
      <number:text>-$</number:text>
      <number:number number:decimal-places="4" number:min-integer-digits="1" number:grouping="true"/>
      <style:map style:condition="value()&gt;=0" style:apply-style-name="N203P0"/>
    </number:number-style>
    <number:number-style style:name="N204">
      <style:text-properties fo:color="#ff0000"/>
      <number:text>-$</number:text>
      <number:number number:decimal-places="2" number:min-integer-digits="1" number:grouping="true"/>
    </number:number-style>
    <number:currency-style style:name="N205P0" style:volatile="true">
      <number:currency-symbol>$</number:currency-symbol>
      <number:number number:decimal-places="2" number:min-integer-digits="1" number:grouping="true"/>
    </number:currency-style>
    <number:number-style style:name="N205P1" style:volatile="true">
      <style:text-properties fo:color="#ff0000"/>
      <number:text>-$</number:text>
      <number:number number:decimal-places="2" number:min-integer-digits="1" number:grouping="true"/>
    </number:number-style>
    <number:number-style style:name="N205">
      <number:number number:min-integer-digits="1"/>
      <number:text/>
      <style:map style:condition="value()&gt;0" style:apply-style-name="N205P0"/>
      <style:map style:condition="value()&lt;0" style:apply-style-name="N205P1"/>
    </number:number-style>
    <number:currency-style style:name="N206P0" style:volatile="true">
      <number:currency-symbol>$</number:currency-symbol>
      <number:number number:decimal-places="2" number:min-integer-digits="1" number:grouping="true"/>
    </number:currency-style>
    <number:number-style style:name="N206">
      <style:text-properties fo:color="#ff0000"/>
      <number:text>-$</number:text>
      <number:number number:decimal-places="2" number:min-integer-digits="1" number:grouping="true"/>
      <style:map style:condition="value()&gt;=0" style:apply-style-name="N206P0"/>
    </number:number-style>
    <number:date-style style:name="N207">
      <number:month number:style="long"/>
      <number:text>/</number:text>
      <number:day number:style="long"/>
      <number:text>/</number:text>
      <number:year number:calendar="gregorian"/>
    </number:date-style>
    <number:number-style style:name="N21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1P2" style:volatile="true">
      <loext:fill-character> </loext:fill-character>
      <number:text>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scientific-number number:decimal-places="1" number:min-integer-digits="1" number:min-exponent-digits="1"/>
    </number:number-style>
    <number:number-style style:name="N213">
      <number:text>$</number:text>
      <number:number number:decimal-places="4" number:min-integer-digits="1" number:grouping="true"/>
    </number:number-style>
    <number:currency-style style:name="N215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215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215P0"/>
    </number:currency-style>
    <number:number-style style:name="N216">
      <number:number number:decimal-places="0" number:min-integer-digits="0" number:grouping="true"/>
    </number:number-style>
    <number:number-style style:name="N217">
      <number:number number:decimal-places="3" number:min-integer-digits="0" number:grouping="true"/>
    </number:number-style>
    <number:number-style style:name="N218">
      <number:number number:decimal-places="0" number:min-integer-digits="0"/>
    </number:number-style>
    <number:number-style style:name="N219">
      <number:number number:decimal-places="4" number:min-integer-digits="1" number:grouping="true"/>
    </number:number-style>
    <number:currency-style style:name="N221P0" style:volatile="true">
      <number:currency-symbol>$</number:currency-symbol>
      <number:number number:decimal-places="4" number:min-integer-digits="1" number:grouping="true"/>
    </number:currency-style>
    <number:currency-style style:name="N221P1" style:volatile="true">
      <style:text-properties fo:color="#ff0000"/>
      <number:text>-</number:text>
      <number:currency-symbol>$</number:currency-symbol>
      <number:number number:decimal-places="4" number:min-integer-digits="1" number:grouping="true"/>
    </number:currency-style>
    <number:number-style style:name="N221">
      <number:text/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22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229P0"/>
    </number:currency-style>
    <number:number-style style:name="N230">
      <number:number number:decimal-places="2" number:min-integer-digits="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P0" style:volatile="true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" number:language="en" number:country="US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0152P0"/>
    </number:currency-style>
    <number:currency-style style:name="N10153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57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.5in" fo:page-height="11in" style:num-format="1" style:print-orientation="portrait" fo:margin-top="0.1in" fo:margin-bottom="0.1in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2">00/00/0000</text:date>, <text:time style:data-style-name="N2" text:time-value="08:34:03.6652882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07:42:22.217001894</meta:creation-date>
    <dc:date>2016-08-12T11:11:45.901481369</dc:date>
    <meta:editing-duration>P3DT20H1M31S</meta:editing-duration>
    <meta:editing-cycles>172</meta:editing-cycles>
    <meta:generator>LibreOffice/4.3.3.2$Linux_X86_64 LibreOffice_project/430m0$Build-2</meta:generator>
    <meta:print-date>2016-06-07T13:36:40.558006988</meta:print-date>
    <meta:document-statistic meta:table-count="3" meta:cell-count="1031" meta:object-count="0"/>
  </office:meta>
</office:document-meta>
</file>